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116e88"/>
    </style:style>
    <style:style style:name="P3" style:family="paragraph" style:parent-style-name="Standard">
      <loext:graphic-properties draw:fill="none"/>
      <style:paragraph-properties fo:margin-left="0.9cm" fo:margin-right="0cm" fo:line-height="150%" fo:text-indent="-0.9cm" style:auto-text-indent="false" fo:background-color="transparent" style:writing-mode="page"/>
      <style:text-properties officeooo:rsid="00116e88" officeooo:paragraph-rsid="00116e88" fo:background-color="transparent"/>
    </style:style>
    <style:style style:name="P4" style:family="paragraph" style:parent-style-name="Standard" style:master-page-name="">
      <loext:graphic-properties draw:fill="none"/>
      <style:paragraph-properties fo:margin-left="0.9cm" fo:margin-right="0cm" fo:line-height="150%" fo:text-indent="-0.9cm" style:auto-text-indent="false" style:page-number="auto" fo:background-color="transparent" style:writing-mode="page"/>
      <style:text-properties officeooo:rsid="00116e88" officeooo:paragraph-rsid="0014f278"/>
    </style:style>
    <style:style style:name="T1" style:family="text">
      <style:text-properties officeooo:rsid="0014f278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766e0" fo:background-color="#ffff00" loext:char-shading-value="0"/>
    </style:style>
    <style:style style:name="T4" style:family="text">
      <style:text-properties officeooo:rsid="00187b9c" fo:background-color="#ffff00" loext:char-shading-value="0"/>
    </style:style>
    <style:style style:name="T5" style:family="text">
      <style:text-properties officeooo:rsid="00159615"/>
    </style:style>
    <style:style style:name="T6" style:family="text">
      <style:text-properties officeooo:rsid="0015ddc7"/>
    </style:style>
    <style:style style:name="T7" style:family="text">
      <style:text-properties officeooo:rsid="0016e4ac"/>
    </style:style>
    <style:style style:name="T8" style:family="text">
      <style:text-properties officeooo:rsid="00170cdc"/>
    </style:style>
    <style:style style:name="T9" style:family="text">
      <style:text-properties officeooo:rsid="001766e0"/>
    </style:style>
    <style:style style:name="T10" style:family="text">
      <style:text-properties officeooo:rsid="00187b9c"/>
    </style:style>
    <style:style style:name="T11" style:family="text">
      <style:text-properties officeooo:rsid="001a7bbe"/>
    </style:style>
    <style:style style:name="T12" style:family="text">
      <style:text-properties officeooo:rsid="001bcc4b"/>
    </style:style>
    <style:style style:name="T13" style:family="text">
      <style:text-properties officeooo:rsid="001d6fe7"/>
    </style:style>
    <style:style style:name="T14" style:family="text">
      <style:text-properties officeooo:rsid="001de312"/>
    </style:style>
    <style:style style:name="T15" style:family="text">
      <style:text-properties officeooo:rsid="001e3283"/>
    </style:style>
    <style:style style:name="T16" style:family="text">
      <style:text-properties officeooo:rsid="001e92b8"/>
    </style:style>
    <style:style style:name="T17" style:family="text">
      <style:text-properties officeooo:rsid="00205ade"/>
    </style:style>
    <style:style style:name="T18" style:family="text">
      <style:text-properties officeooo:rsid="00215568"/>
    </style:style>
    <style:style style:name="T19" style:family="text">
      <style:text-properties officeooo:rsid="0022c481"/>
    </style:style>
    <style:style style:name="T20" style:family="text">
      <style:text-properties officeooo:rsid="0023ff03"/>
    </style:style>
    <style:style style:name="T21" style:family="text">
      <style:text-properties officeooo:rsid="00248bf7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87b9c" fo:background-color="transparent" loext:char-shading-value="0"/>
    </style:style>
    <style:style style:name="T24" style:family="text">
      <style:text-properties officeooo:rsid="002671ff" fo:background-color="transparent" loext:char-shading-value="0"/>
    </style:style>
    <style:style style:name="T25" style:family="text">
      <style:text-properties officeooo:rsid="0029c5d6" fo:background-color="transparent" loext:char-shading-value="0"/>
    </style:style>
    <style:style style:name="T26" style:family="text">
      <style:text-properties officeooo:rsid="002b3190"/>
    </style:style>
    <style:style style:name="T27" style:family="text">
      <style:text-properties fo:background-color="#ff0000" loext:char-shading-value="0"/>
    </style:style>
    <style:style style:name="T28" style:family="text">
      <style:text-properties officeooo:rsid="002bcaae"/>
    </style:style>
    <style:style style:name="T29" style:family="text">
      <style:text-properties officeooo:rsid="002dc66c"/>
    </style:style>
    <style:style style:name="T30" style:family="text">
      <style:text-properties officeooo:rsid="002e27e2"/>
    </style:style>
    <style:style style:name="T31" style:family="text">
      <style:text-properties officeooo:rsid="002eb3b8"/>
    </style:style>
    <style:style style:name="T32" style:family="text">
      <style:text-properties officeooo:rsid="002f3282"/>
    </style:style>
    <style:style style:name="T33" style:family="text">
      <style:text-properties officeooo:rsid="0030c6a9"/>
    </style:style>
    <style:style style:name="T34" style:family="text">
      <style:text-properties officeooo:rsid="0030dc3d"/>
    </style:style>
    <style:style style:name="T35" style:family="text">
      <style:text-properties officeooo:rsid="0031ed04"/>
    </style:style>
    <style:style style:name="T36" style:family="text">
      <style:text-properties officeooo:rsid="00330f7f"/>
    </style:style>
    <style:style style:name="T37" style:family="text">
      <style:text-properties officeooo:rsid="003508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.<text:tab/>惨3凄1凄1唤4苍1天1天1不<text:span text:style-name="T1">2</text:span>应<text:span text:style-name="T1">4</text:span>响3，</text:p>
      <text:p text:style-name="P2">1.<text:tab/>叹4红2颜2多1薄2命4父4母3双1亡2。</text:p>
      <text:p text:style-name="P2">2.<text:tab/>千1金1休1哪3曾2受4磨<text:span text:style-name="T1">4</text:span>房2景3况4，</text:p>
      <text:p text:style-name="P2">3.<text:tab/>担1几3肩1头2晕1转3体3若4筛1糠1。</text:p>
      <text:p text:style-name="P2">4.<text:tab/>李3艳4妃1设4早3朝2龙2书1案4下4，</text:p>
      <text:p text:style-name="P2">5.<text:tab/>文2站4东1武3列4西1朝2贺4哀1家1。</text:p>
      <text:p text:style-name="P2">6.<text:tab/>太4师1爷2奏4一1本3进4贡4年2下4，</text:p>
      <text:p text:style-name="P2">7.<text:tab/>各4国2的5众4王2侯<text:span text:style-name="T1">2</text:span>朝2贺4中1华2。</text:p>
      <text:p text:style-name="P2">8.<text:tab/>将1江1山1让4太4师1权2且3代4贺4，</text:p>
      <text:p text:style-name="P2">9.<text:tab/>候4幼4主3成2了<text:span text:style-name="T17">3</text:span>龙2原2业4归1家1。</text:p>
      <text:p text:style-name="P2">10.<text:tab/>写3文2约1我3且3把3玉4玺3打3下4，</text:p>
      <text:p text:style-name="P2">11.<text:tab/>宣1太4师1上4金1殿4披1红2插1花1。</text:p>
      <text:p text:style-name="P2">12.<text:tab/>赐4你3的5上4方1剑4朝2房2问4话4，</text:p>
      <text:p text:style-name="P2">13.<text:tab/>压1定4了<text:span text:style-name="T17">3</text:span>文2武3臣2均1要4画4押1。</text:p>
      <text:p text:style-name="P2">14.<text:tab/>李3艳4妃1坐4昭1阳2自4思1自4想3，</text:p>
      <text:p text:style-name="P2">15.<text:tab/>想3起3了<text:span text:style-name="T17">3</text:span>朝2中1事4好3不4惨3伤1！</text:p>
      <text:p text:style-name="P2">16.<text:tab/>耳3边1厢1又4听1得2朝2靴1响3亮4，</text:p>
      <text:p text:style-name="P2">17.<text:tab/>想3必4是4徐2杨2将<text:span text:style-name="T17">4</text:span>进4了<text:span text:style-name="T17">3</text:span>昭1阳2。</text:p>
      <text:p text:style-name="P2">18.<text:tab/>有3几3句4话4儿<text:span text:style-name="T17">5</text:span>我3不4好3言2讲3，</text:p>
      <text:p text:style-name="P2">19.<text:tab/>我3只3得2怀2抱4太4子5两3泪4汪1汪1口3口3声1声1哭1的5是4先1王2。</text:p>
      <text:p text:style-name="P2">20.<text:tab/>那4日4风1波1平2地4起3，</text:p>
      <text:p text:style-name="P2">21.<text:tab/>死3里3逃2生1甚4惨3凄1。</text:p>
      <text:p text:style-name="P2">22.<text:tab/>舅4父4前2来2出1主3意4，</text:p>
      <text:p text:style-name="P2">23.<text:tab/>我3与3母3亲1两3分1离2。</text:p>
      <text:p text:style-name="P2">24.<text:tab/>母3女3隔2断4三1千1里3，</text:p>
      <text:p text:style-name="P2">25.<text:tab/>那4厢1流2泪4这4厢1啼2。</text:p>
      <text:p text:style-name="P2">26.<text:tab/>我3今1绝2少3人2生1趣4，</text:p>
      <text:p text:style-name="P2">27.<text:tab/>不4如2早3死3命4归1西1。</text:p>
      <text:p text:style-name="P2">28.<text:tab/>奴2自4幼4在4闺1阁2娇1生1惯4养3，</text:p>
      <text:p text:style-name="P2">29.<text:tab/>为2薛1郎2我3父4女3断4绝2情2长3。</text:p>
      <text:p text:style-name="P2">30.<text:tab/>但4愿4得2去4投2军1功1名2有3望4，</text:p>
      <text:p text:style-name="P2">31.<text:tab/>也3不4枉3我3二4人2苦3度4时2光1。</text:p>
      <text:p text:style-name="P2">32.<text:tab/>孙1尚4香1坐4宫1院4自4思1自4叹4，</text:p>
      <text:p text:style-name="P2"><text:soft-page-break/>33.<text:tab/>想3起3了<text:span text:style-name="T17">3</text:span>已3往3事4心1内4痛4酸1。</text:p>
      <text:p text:style-name="P2">34.<text:tab/>遭1不<text:span text:style-name="T17">2</text:span>幸4父4王2爷2把3驾4来2晏4，</text:p>
      <text:p text:style-name="P2">35.<text:tab/>留2下4了5孙1仲4谋2执2掌3江1南2。</text:p>
      <text:p text:style-name="P2">36.<text:tab/>与3周1郎2定4巧3计4把3皇2叔1来2骗4，</text:p>
      <text:p text:style-name="P2">37.<text:tab/>又4谁2知1弄4假3成2真1反3配4凤4鸾2。</text:p>
      <text:p text:style-name="P2">38.<text:tab/>回2荆1州1未4三1载3诓1我3回2转3，</text:p>
      <text:p text:style-name="P2">39.<text:tab/>阿1斗4儿<text:span text:style-name="T17">5</text:span>行2中1途2被4子<text:span text:style-name="T17">3</text:span>龙2追1还2。</text:p>
      <text:p text:style-name="P2">40.<text:tab/>恨4只3恨4我3兄1长3把3事4错4办4，</text:p>
      <text:p text:style-name="P2">41.<text:tab/>叹4一<text:span text:style-name="T17">4</text:span>声1不4由2人2珠1泪4涟2涟2。</text:p>
      <text:p text:style-name="P2">42.<text:tab/>叹4红2颜2薄2命4前2生1就4，</text:p>
      <text:p text:style-name="P2">43.<text:tab/>美3满3姻1缘2付4东1流2。</text:p>
      <text:p text:style-name="P2">44.<text:tab/>薄2幸4冤1家1音1信4无2有3，</text:p>
      <text:p text:style-name="P2">45.<text:tab/>啼2花1泣4月4在4暗4里3（呀1）添1愁2。</text:p>
      <text:p text:style-name="P2">46.<text:tab/>枕3边1泪4（呀1）共4（那4）阶1前2雨3，</text:p>
      <text:p text:style-name="P2">47.<text:tab/>隔2着5窗1儿<text:span text:style-name="T17">5</text:span>点3滴1不4休1。</text:p>
      <text:p text:style-name="P2">48.<text:tab/>王2春1娥2坐4草3堂2自4思1自4叹4，</text:p>
      <text:p text:style-name="P2">49.<text:tab/>想3起3了<text:span text:style-name="T17">3</text:span>我3老3爷2好3不4惨3然2。</text:p>
      <text:p text:style-name="P2">50.<text:tab/>春1娥2女3好3一<text:span text:style-name="T17">2</text:span>此3失1群2孤1雁4，</text:p>
      <text:p text:style-name="P2">51.<text:tab/>老3薛1保3好3一<text:span text:style-name="T17">2</text:span>似4浪4里3舟1船2。</text:p>
      <text:p text:style-name="P2">52.<text:tab/>薛1倚3儿<text:span text:style-name="T17">5</text:span>他1好3比3无2弓1之1箭4，</text:p>
      <text:p text:style-name="P2">53.<text:tab/>每3日4里3在4书1房2苦3读2圣4贤2。</text:p>
      <text:p text:style-name="P2">54.<text:tab/>将1身1儿<text:span text:style-name="T17">5</text:span>来2至4在4机1房2织1绢4，</text:p>
      <text:p text:style-name="P2">55.<text:tab/>等3候4了<text:span text:style-name="T17">3</text:span>薛1倚3儿2转3回2家1园2。</text:p>
      <text:p text:style-name="P2">56.<text:tab/>无2端1巧3计4将1人2陷4，</text:p>
      <text:p text:style-name="P2">57.<text:tab/>薄2命4自4伤1怨4红2颜2。</text:p>
      <text:p text:style-name="P2">58.<text:tab/>独2处3闺1房2愁2无2限4，</text:p>
      <text:p text:style-name="P2">59.<text:tab/>落4得2孤1身1病4恹1恹1。</text:p>
      <text:p text:style-name="P2">60.<text:tab/>今1生1若4被4郎2轻1贱4，</text:p>
      <text:p text:style-name="P2">61.<text:tab/>满3腹4冤1屈1向4谁2言2。</text:p>
      <text:p text:style-name="P2">62.<text:tab/>一<text:span text:style-name="T17">4</text:span>心1早3想3寻2短3见4，</text:p>
      <text:p text:style-name="P2">63.<text:tab/>又4怕4丑3名2误4流2传2。</text:p>
      <text:p text:style-name="P2">64.<text:tab/>小3奴2才2他1一<text:span text:style-name="T17">4</text:span>言2问4住4我3，</text:p>
      <text:p text:style-name="P2">65.<text:tab/>闭4口3无2言2王2春1娥2。</text:p>
      <text:p text:style-name="P2"><text:soft-page-break/>66.<text:tab/>哭1一<text:span text:style-name="T17">4</text:span>声1亡2故4夫1在4阴1曹2等3我3，</text:p>
      <text:p text:style-name="P2">67.<text:tab/>等3候4了<text:span text:style-name="T17">3</text:span>你3妻1子<text:span text:style-name="T17">3</text:span>同2见4阎2罗2。</text:p>
      <text:p text:style-name="P2">68.<text:tab/>怒4气4不4息1在4机1房2闷4坐4，</text:p>
      <text:p text:style-name="P2">69.<text:tab/>叹4一<text:span text:style-name="T17">4</text:span>声1不4由2人2珠1泪4如2梭1。</text:p>
      <text:p text:style-name="P2">70.<text:tab/>遭1不<text:span text:style-name="T17">2</text:span>幸4老3王2爷2晏4了<text:span text:style-name="T17">3</text:span>御4驾4，</text:p>
      <text:p text:style-name="P2">71.<text:tab/>贼2昏1王2篡4了<text:span text:style-name="T17">3</text:span>位4谋2乱4邦1家1。</text:p>
      <text:p text:style-name="P2">72.<text:tab/>把3一<text:span text:style-name="T17">2</text:span>个4皇2太4子5逼1死3殿4下4，</text:p>
      <text:p text:style-name="P2">73.<text:tab/>反3倒3说1为<text:span text:style-name="T17">4</text:span>嫂3我3拦2阻3有3差1，</text:p>
      <text:p text:style-name="P2">74.<text:tab/>贼2好3比3王2莽3贼2称1孤1道4寡3，</text:p>
      <text:p text:style-name="P2">75.<text:tab/>贼2好3比3曹2阿1瞒2半4点3不4差1，</text:p>
      <text:p text:style-name="P2">76.<text:tab/>贼2好3比3秦2赵4高1指3鹿4为2马3，</text:p>
      <text:p text:style-name="P2">77.<text:tab/>贼2好3比3那4司1马3师1搅3乱4中1华2。</text:p>
      <text:p text:style-name="P2">78.<text:tab/>只3骂4得2贼2昏1王2装1聋2作4哑<text:span text:style-name="T17">3</text:span>，</text:p>
      <text:p text:style-name="P2">79.<text:tab/>只3骂4得2贼2昏1王2扭3转3身1驱1、闭4目4合2晴<text:span text:style-name="T17">1</text:span>、羞1羞1惭2惭2一<text:span text:style-name="T18">4</text:span>语3不4发1，</text:p>
      <text:p text:style-name="P2">80.<text:tab/>只3骂4得2贼2昏1王2无2言2对4答2。</text:p>
      <text:p text:style-name="P2">81.<text:tab/>两3旁2的5文2武3臣2珠1泪4如2麻2，</text:p>
      <text:p text:style-name="P2">82.<text:tab/>搬1一<text:span text:style-name="T19">4</text:span>把3金1交1椅3娘2且3坐4下4，</text:p>
      <text:p text:style-name="P2">83.<text:tab/>你3叔1王2不<text:span text:style-name="T19">2</text:span>让4位4再4去4骂4他1。</text:p>
      <text:p text:style-name="P2">84.<text:tab/>自4那4日4与3徐2杨2决2裂4以3后4，</text:p>
      <text:p text:style-name="P2">85.<text:tab/>独2坐4在4寒2宫1院4闷4闷4悠1悠1。</text:p>
      <text:p text:style-name="P2">86.<text:tab/>先1王2爷2晏4驾4后4太4子5年2幼4，</text:p>
      <text:p text:style-name="P2">87.<text:tab/>太4师1爷2一<text:span text:style-name="T19">4</text:span>心1心1想3篡4龙2楼2。</text:p>
      <text:p text:style-name="P2">88.<text:tab/>他1那4里3父4女3情2全2然2无2有3，</text:p>
      <text:p text:style-name="P2">89.<text:tab/>竟4把3我3孤1儿2寡3母3当1做4了<text:span text:style-name="T19">3</text:span>马3牛2。</text:p>
      <text:p text:style-name="P2">90.<text:tab/>徐2小3姐3把3守3在4宫1门2口3，</text:p>
      <text:p text:style-name="P2">91.<text:tab/>看4一<text:span text:style-name="T19">2</text:span>看4不4觉2到4八1月4中1秋1。</text:p>
      <text:p text:style-name="P2">92.<text:tab/>李3艳4妃1坐4昭1阳2自4思1自4想3，</text:p>
      <text:p text:style-name="P2">93.<text:tab/>想3起3了<text:span text:style-name="T19">3</text:span>老3王2爷2好3不4惨3伤1。</text:p>
      <text:p text:style-name="P2">94.<text:tab/>耳3边1厢1又4听1得2朝2靴1响3亮4，</text:p>
      <text:p text:style-name="P2">95.<text:tab/>想3必4是4徐2杨2进4了<text:span text:style-name="T19">3</text:span>昭1阳2。</text:p>
      <text:p text:style-name="P2">96.<text:tab/>有3一1句4话4儿<text:span text:style-name="T19">5</text:span>不4好3言2讲3，</text:p>
      <text:p text:style-name="P2">97.<text:tab/>我3只3得2怀2抱4太4子5两3泪4汪1汪1口3口3声1声1哭1的5是4先1王2！</text:p>
      <text:p text:style-name="P2"><text:soft-page-break/>98.<text:tab/>自4那4日4与3六4郎2姻1缘2相1见4，</text:p>
      <text:p text:style-name="P2">99.<text:tab/>行2不4安1坐4不4宁2情2态4缠2绵2。</text:p>
      <text:p text:style-name="P2">100.<text:tab/>在4潼2台2被4贼2擒2在4命4好3险3，</text:p>
      <text:p text:style-name="P2">101.<text:tab/>乱4军1中1多1亏1他1救4我3回2还2。</text:p>
      <text:p text:style-name="P2">102.<text:tab/>这4桩1事4闷4得2我3柔2肠2百3转3，</text:p>
      <text:p text:style-name="P2">103.<text:tab/>不4知1道4他1与3我3是4否3一<text:span text:style-name="T19">4</text:span>般1。</text:p>
      <text:p text:style-name="P2">104.<text:tab/>百3姓4们5闺1房2乐4如2花1美3眷4，</text:p>
      <text:p text:style-name="P2">105.<text:tab/>帝4王2家1深1宫1院4似4水3流2年2。</text:p>
      <text:p text:style-name="P2">106.<text:tab/>幸4喜3得2珍1珠1衫1称<text:span text:style-name="T19">4</text:span>心1如2愿4，</text:p>
      <text:p text:style-name="P2">107.<text:tab/>宋4天1子5主3婚1姻1此3事4成2全2。</text:p>
      <text:p text:style-name="P2">108.<text:tab/>但4愿4得2令4公1令4婆2别2无2异4见4，</text:p>
      <text:p text:style-name="P2">109.<text:tab/>但4愿4得2杨2六4郎2心1如2石2坚1，</text:p>
      <text:p text:style-name="P2">110.<text:tab/>但4愿4得2状4元2媒2月4老3引3线4，</text:p>
      <text:p text:style-name="P2">111.<text:tab/>但4愿4得2八1主3贤2王2从2中1周1旋2，早3成2姻1眷4，扫3狼2烟1，叫4那4胡2儿<text:span text:style-name="T19">5</text:span>不4敢3进4犯4保3叔1王2锦3绣4江1山1。</text:p>
      <text:p text:style-name="P2">112.<text:tab/>愿4天1下4有3情2人2都1成2姻1眷4，</text:p>
      <text:p text:style-name="P2">113.<text:tab/>愿4天1下4从2此3后4国2泰4民2安1。</text:p>
      <text:p text:style-name="P2">114.<text:tab/>自4那4日4与3六4郎2阵4前2相1见4，</text:p>
      <text:p text:style-name="P2">115.<text:tab/>行2不4安1坐4不4宁2情2态4缠2绵2。</text:p>
      <text:p text:style-name="P2">116.<text:tab/>在4潼2台2被4贼2擒2性4命4好3险3，</text:p>
      <text:p text:style-name="P2">117.<text:tab/>乱4军1中1多1亏1他1救4我3回2还2。</text:p>
      <text:p text:style-name="P2">118.<text:tab/>这4桩1事4<text:span text:style-name="T2">闷4</text:span>得2我3柔2肠2百3转3，</text:p>
      <text:p text:style-name="P2">119.<text:tab/>不4知1道4他1与3我3是4否3一<text:span text:style-name="T19">4</text:span>般1。</text:p>
      <text:p text:style-name="P2">120.<text:tab/>百3姓4们5闺1房2乐4如2花1美3眷4，</text:p>
      <text:p text:style-name="P2">121.<text:tab/>帝4王2家1深1宫1怨4似4水3流2年2。</text:p>
      <text:p text:style-name="P2">122.<text:tab/>幸4喜3得2珍1珠1衫1称<text:span text:style-name="T19">4</text:span>心1如2愿4，</text:p>
      <text:p text:style-name="P2">123.<text:tab/>宋4天1子5主3婚1姻1此3事4成2全2。</text:p>
      <text:p text:style-name="P2">124.<text:tab/>但4愿4得2令4公1令4婆2别2无2意4见4，</text:p>
      <text:p text:style-name="P2">125.<text:tab/>但4愿4得2杨2六4郎2心1如2石2坚1。</text:p>
      <text:p text:style-name="P2">126.<text:tab/>但4愿4得2状4元2媒2月4老3引3线4，</text:p>
      <text:p text:style-name="P2">127.<text:tab/>但4愿4得2八1主3贤2王2从2中1周1旋2早3成2美3眷4、扫3狼2烟1叫4那4胡2儿<text:span text:style-name="T19">5</text:span>不4敢3进4犯4、保3叔1王2锦3锈4江1山1。</text:p>
      <text:p text:style-name="P2">128.<text:tab/>愿4天1下4有3情2人2都1成2姻1眷4，</text:p>
      <text:p text:style-name="P2"><text:soft-page-break/>129.<text:tab/>愿4邦1家1从2此3后4国2泰4民2安1。</text:p>
      <text:p text:style-name="P2">130.<text:tab/>坐4春1闺1只3觉2得2光1明2似4箭4，</text:p>
      <text:p text:style-name="P2">131.<text:tab/>无2限4的5闲2愁2恨4尽<text:span text:style-name="T19">4</text:span>上4眉2尖1。</text:p>
      <text:p text:style-name="P2">132.<text:tab/>奴2这4里3心1中1痛4玉4颜2清1减3，</text:p>
      <text:p text:style-name="P2">133.<text:tab/>夜4不4眠2朝<text:span text:style-name="T19">1</text:span>慵1起3又4向4谁2言2。</text:p>
      <text:p text:style-name="P2">134.<text:tab/>昨2日4宫1中1何2等3宠3幸4，</text:p>
      <text:p text:style-name="P2">135.<text:tab/>有3谁2知1一<text:span text:style-name="T19">4</text:span>时2错4被4逐2宫1廷2。</text:p>
      <text:p text:style-name="P2">136.<text:tab/>思1想3起3从2前2事4心1中1悔3恨4，</text:p>
      <text:p text:style-name="P2">137.<text:tab/>但4不4知1何2日4里3再4沐4圣4明2。</text:p>
      <text:p text:style-name="P2">138.<text:tab/>陈2三1两3在4大4堂2把3话4云2，</text:p>
      <text:p text:style-name="P2">139.<text:tab/>公1正4的5老3爷2细4听1分1明2。</text:p>
      <text:p text:style-name="P2">140.<text:tab/>我3本3是4被4骗4进4的5富4春1院4，</text:p>
      <text:p text:style-name="P2">141.<text:tab/>发1奋4自4强2日4夜4读2诗1文2。</text:p>
      <text:p text:style-name="P2">142.<text:tab/>诗1书1易4礼3都1学2会4，</text:p>
      <text:p text:style-name="P2">143.<text:tab/>最4可3恨4鸨3儿<text:span text:style-name="T19">5</text:span>叫4我3接1客4人2。</text:p>
      <text:p text:style-name="P2">144.<text:tab/>春1秋1亭2外4风1雨3暴4，</text:p>
      <text:p text:style-name="P2">145.<text:tab/>何2处3悲1声1破4寂4寥2。</text:p>
      <text:p text:style-name="P2">146.<text:tab/>在4隔2帘2只3见4这4一<text:span text:style-name="T20">4</text:span>花1轿4，</text:p>
      <text:p text:style-name="P2">147.<text:tab/>想3必4是4新1婚1渡4鹊4桥2，</text:p>
      <text:p text:style-name="P2">148.<text:tab/>吉2日4良2辰2当1欢1笑4，</text:p>
      <text:p text:style-name="P2">149.<text:tab/>为2何2鲛1珠1化4泪4抛1？</text:p>
      <text:p text:style-name="P2">150.<text:tab/>此3时2却4又4明2白2了<text:span text:style-name="T20">3</text:span>，</text:p>
      <text:p text:style-name="P2">151.<text:tab/>世4上4何2尝2尽<text:span text:style-name="T20">4</text:span>富4豪2，</text:p>
      <text:p text:style-name="P2">152.<text:tab/>亦4有3饥1寒2悲1怀2抱4，</text:p>
      <text:p text:style-name="P2">153.<text:tab/>也3有3失1意4痛4哭1嚎2啕2，</text:p>
      <text:p text:style-name="P2">154.<text:tab/>轿4内4的5人2儿<text:span text:style-name="T20">5</text:span>弹4别2调4，</text:p>
      <text:p text:style-name="P2">155.<text:tab/>必4有3隐3情2在4心1潮2。</text:p>
      <text:p text:style-name="P2">156.<text:tab/>耳3听1得2悲1声1惨3心1中1如2捣3，</text:p>
      <text:p text:style-name="P2">157.<text:tab/>同2遇4人2为<text:span text:style-name="T20">4</text:span>什2么5这4样4嚎2啕2？</text:p>
      <text:p text:style-name="P2">158.<text:tab/>莫4不<text:span text:style-name="T20">2</text:span>是4夫1郎2丑3难2谐2女3貌4？</text:p>
      <text:p text:style-name="P2">159.<text:tab/>莫4不<text:span text:style-name="T20">2</text:span>是4强2婚1配4鸦1占4鸾2巢2？</text:p>
      <text:p text:style-name="P2">160.<text:tab/>叫4梅2香1你3把3那4好3言2相1告4，</text:p>
      <text:p text:style-name="P2">161.<text:tab/>问4那4厢1因1何2故4痛4哭1无2聊2。</text:p>
      <text:p text:style-name="P2"><text:soft-page-break/>162.<text:tab/>听1薛1良2一<text:span text:style-name="T20">4</text:span>语3来2相1告4，</text:p>
      <text:p text:style-name="P2">163.<text:tab/>满3腹4骄1矜1顿4雪3潇1，</text:p>
      <text:p text:style-name="P2">164.<text:tab/>人2情2冷3暖3凭2天1造4，</text:p>
      <text:p text:style-name="P2">165.<text:tab/>谁2能2移2动4他1半4分1毫2。</text:p>
      <text:p text:style-name="P2">166.<text:tab/>我3在4不4足2他1正4少3，</text:p>
      <text:p text:style-name="P2">167.<text:tab/>他1为<text:span text:style-name="T20">4</text:span>饥1寒2我3为<text:span text:style-name="T20">4</text:span>娇1。</text:p>
      <text:p text:style-name="P2">168.<text:tab/>分1我3一<text:span text:style-name="T20">4</text:span>枝1珊1瑚2宝3，</text:p>
      <text:p text:style-name="P2">169.<text:tab/>安1他1半4世4凤4凰2巢2。</text:p>
      <text:p text:style-name="P2">170.<text:tab/>忙2把3梅2香1低1声1儿<text:span text:style-name="T20">5</text:span>叫4，</text:p>
      <text:p text:style-name="P2">171.<text:tab/>莫4把3姓4名2你3信4口3晓3，</text:p>
      <text:p text:style-name="P2">172.<text:tab/>这4都1是4神2话4凭2空1造4，</text:p>
      <text:p text:style-name="P2">173.<text:tab/>自4把3珠1玉4夸1富4豪2，</text:p>
      <text:p text:style-name="P2">174.<text:tab/>麟2儿<text:span text:style-name="T20">5</text:span>那4有3神2送4到4，</text:p>
      <text:p text:style-name="P2">175.<text:tab/>积1德2才2生1玉4树4苗2，</text:p>
      <text:p text:style-name="P2">176.<text:tab/>小3小3囊2儿<text:span text:style-name="T20">5</text:span>何2足2道4，</text:p>
      <text:p text:style-name="P2">177.<text:tab/>救4她1饥1渴3胜4琼2瑶2。</text:p>
      <text:p text:style-name="P2">178.<text:tab/>当1日4里3好3风1光1忽1觉2转3变4，</text:p>
      <text:p text:style-name="P2">179.<text:tab/>霎4时2间1日4色4淡4似4坠4西1山1。</text:p>
      <text:p text:style-name="P2">180.<text:tab/>在4轿4中1只3觉2得2天1昏1地4暗4。</text:p>
      <text:p text:style-name="P2">181.<text:tab/>耳3听1得2风1声1断4，雨3声1喧1，雷2声1乱4，乐4声1阑2珊1，人2声1呐4喊3，都1道4说1是4大4雨3倾1天1。</text:p>
      <text:p text:style-name="P2">182.<text:tab/>那4花1轿4必4定4是4因1陋4就4简3，</text:p>
      <text:p text:style-name="P2">183.<text:tab/>隔2帘2儿<text:span text:style-name="T20">5</text:span>我3也3曾2侧4目4偷1观1。</text:p>
      <text:p text:style-name="P2">184.<text:tab/>虽1然2是4古3青1庐2以3朴<text:span text:style-name="T20">3</text:span>为2俭3，</text:p>
      <text:p text:style-name="P2">185.<text:tab/>哪3有3这4短3花1帘2，旧4花1幔4，参1差1流2苏1，残2破4不4全2。</text:p>
      <text:p text:style-name="P2">186.<text:tab/>轿4中1人2必4定4有3一<text:span text:style-name="T20">4</text:span>腔1幽1怨4，</text:p>
      <text:p text:style-name="P2">187.<text:tab/>她1泪4自4弹<text:span text:style-name="T21">2</text:span>、声1续4断4、似4杜4鹃1、啼2别2院4、巴1峡2哀1猿2动4人2心1弦2，好3不4惨3然2。</text:p>
      <text:p text:style-name="P2">188.<text:tab/>于2归1日4理3应1当1喜3形2于2面4，</text:p>
      <text:p text:style-name="P2">189.<text:tab/>为<text:span text:style-name="T21">4</text:span>什2么5悲1切4切4哭1得2可3怜2。</text:p>
      <text:p text:style-name="P2">190.<text:tab/>那4时2节2奴2妆1奁2不<text:span text:style-name="T21">2</text:span>下4百3万4，</text:p>
      <text:p text:style-name="P2">191.<text:tab/>怎3奈4我3在4轿4中1赤4手3空1拳2。</text:p>
      <text:p text:style-name="P2">192.<text:tab/>急2切4里3想3起3了<text:span text:style-name="T21">3</text:span>锁3麟2囊2一<text:span text:style-name="T21">2</text:span>（呀1）件4，</text:p>
      <text:p text:style-name="P2"><text:soft-page-break/>193.<text:tab/>囊2虽1小3却4能2做4续4命4泉2源2。</text:p>
      <text:p text:style-name="P2">194.<text:tab/>有3金1珠1和2珍1宝3光1华2灿4烂4，</text:p>
      <text:p text:style-name="P2">195.<text:tab/>红2珊1瑚2碧4翡3翠4样4样4倶4全2。</text:p>
      <text:p text:style-name="P2">196.<text:tab/>还2有3那4夜4明2珠1粒4粒4成2串4，</text:p>
      <text:p text:style-name="P2">197.<text:tab/>还2有3那4赤4金1链4，紫3<text:span text:style-name="T22">瑛1簪1</text:span>，白2玉4环2，双1凤4<text:span text:style-name="T22">錾4</text:span>，八1宝3钗1钏4一<text:span text:style-name="T5">2</text:span>个4个4宝3孕4光1含2。</text:p>
      <text:p text:style-name="P2">198.<text:tab/>这4囊2儿2虽1非1是4千1古3罕3见4，</text:p>
      <text:p text:style-name="P2">199.<text:tab/>换4衣1食2也3够4她1生1活2几3年2。</text:p>
      <text:p text:style-name="P2">200.<text:tab/>低1头2离2了<text:span text:style-name="T5">3</text:span>洪2洞4县4，</text:p>
      <text:p text:style-name="P2">201.<text:tab/>将<text:span text:style-name="T5">3</text:span>身1来2在4大4街1前2。</text:p>
      <text:p text:style-name="P2">202.<text:tab/>未4曾2开1言2我3心1好3惨3，</text:p>
      <text:p text:style-name="P2">203.<text:tab/>过4往3的5君1子5听1我3言2。</text:p>
      <text:p text:style-name="P2">204.<text:tab/>哪3一<text:span text:style-name="T6">2</text:span>位4去4往3南2京1<text:span text:style-name="T2">转3</text:span>，</text:p>
      <text:p text:style-name="P2">205.<text:tab/>与3我3那4三1郎2把3信4传2。</text:p>
      <text:p text:style-name="P2">206.<text:tab/>就4说1苏1三1把3命4断4，</text:p>
      <text:p text:style-name="P2">207.<text:tab/>来2生1变4犬3马3我3当1报4还2。</text:p>
      <text:p text:style-name="P2">208.<text:tab/>对4菱2花1暗4地4里3芳1心1自4转3，</text:p>
      <text:p text:style-name="P2">209.<text:tab/>听1她1言2不4由2人2喜3上4眉2尖1。</text:p>
      <text:p text:style-name="P2">210.<text:tab/>果3然2是4成2佳1偶3两3心1欢1恋4，</text:p>
      <text:p text:style-name="P2">211.<text:tab/>也3算4得2人2世4间1美3满3姻1缘2。</text:p>
      <text:p text:style-name="P2">212.<text:tab/>儿2的5父4为2国2家1阵4前2命4丧<text:span text:style-name="T6">4</text:span>，</text:p>
      <text:p text:style-name="P2">213.<text:tab/>撇3下4了<text:span text:style-name="T6">3</text:span>奴2一<text:span text:style-name="T6">4</text:span>人2好3不4悲1凉2。</text:p>
      <text:p text:style-name="P2">214.<text:tab/>奴2这4里3只3把3那4结2婚1思1量4，</text:p>
      <text:p text:style-name="P2">215.<text:tab/>倒3不4如2与3伯2党3匹3配4鸾2凰2。</text:p>
      <text:p text:style-name="P2">216.<text:tab/>清1早3起3我3和2他1一<text:span text:style-name="T6">2</text:span>度4商1量4，</text:p>
      <text:p text:style-name="P2">217.<text:tab/>不4想3到4狠3心1郎2一<text:span text:style-name="T6">2</text:span>味4猖1狂2。</text:p>
      <text:p text:style-name="P2">218.<text:tab/>奴2本3当1把3关1印4付4他1执2掌3，</text:p>
      <text:p text:style-name="P2">219.<text:tab/>又4恐3怕4众4将<text:span text:style-name="T6">4</text:span>官1说1短3论4长3。</text:p>
      <text:p text:style-name="P2">220.<text:tab/>耳3听1得2悲1声1惨3心1中1如2捣3，</text:p>
      <text:p text:style-name="P2">221.<text:tab/>同2遇4人2为<text:span text:style-name="T6">4</text:span>什2么5这4样4嚎2啕2。</text:p>
      <text:p text:style-name="P2">222.<text:tab/>莫4不<text:span text:style-name="T7">2</text:span>是4夫1郎2丑3难2谐2女3貌4，</text:p>
      <text:p text:style-name="P2">223.<text:tab/>莫4不<text:span text:style-name="T7">2</text:span>是4强2婚1配4鸦1占4鸾2巢2。</text:p>
      <text:p text:style-name="P2">224.<text:tab/>叫4梅2香1你3把3那4好3言2相1告4，</text:p>
      <text:p text:style-name="P2"><text:soft-page-break/>225.<text:tab/>问4那4厢1因1何2故4痛4哭1无2聊2？</text:p>
      <text:p text:style-name="P2">226.<text:tab/>梅2香1说1话4好3颠1倒3，</text:p>
      <text:p text:style-name="P2">227.<text:tab/>不4该1人2前2乱4解3嘲2。</text:p>
      <text:p text:style-name="P2">228.<text:tab/>怜2贫2济4困4是4正4道4，</text:p>
      <text:p text:style-name="P2">229.<text:tab/>哪3有3个4袖4手3旁2观1在4壁4上4瞧2。</text:p>
      <text:p text:style-name="P2">230.<text:tab/>蠢3才2问4话4太4潦3草3，</text:p>
      <text:p text:style-name="P2">231.<text:tab/>难2免3怀2疑2在4心1梢1。</text:p>
      <text:p text:style-name="P2">232.<text:tab/>你3不4该1人2前2逞3骄1傲4，</text:p>
      <text:p text:style-name="P2">233.<text:tab/>不4该1词2费4又4滔1滔1。</text:p>
      <text:p text:style-name="P2">234.<text:tab/>休1要4噪4且3站4了<text:span text:style-name="T8">3</text:span>，</text:p>
      <text:p text:style-name="P2">235.<text:tab/>薛1良2与3我3去4问4一<text:span text:style-name="T8">4</text:span>遭1。</text:p>
      <text:p text:style-name="P2">236.<text:tab/>听1薛1良2一<text:span text:style-name="T8">4</text:span>语3来2相1告4，</text:p>
      <text:p text:style-name="P2">237.<text:tab/>满3腹4骄1<text:span text:style-name="T22">矜1</text:span>顿4雪3潇1。</text:p>
      <text:p text:style-name="P2">238.<text:tab/>人2情2冷3暖3凭2空1造4，</text:p>
      <text:p text:style-name="P2">239.<text:tab/>谁2能2移2动4它1半4分1毫2。</text:p>
      <text:p text:style-name="P2">240.<text:tab/>我3正4不4足2她1正4少3，</text:p>
      <text:p text:style-name="P2">241.<text:tab/>她1为<text:span text:style-name="T9">4</text:span>饥1寒2我3为<text:span text:style-name="T9">4</text:span>骄1。</text:p>
      <text:p text:style-name="P2">242.<text:tab/>分1我3一<text:span text:style-name="T9">4</text:span>枝1珊1瑚2宝3，</text:p>
      <text:p text:style-name="P2">243.<text:tab/>安1她1半4世4凤4凰2剿3。</text:p>
      <text:p text:style-name="P2">244.<text:tab/>忙2把3梅2香1低1声1叫4，</text:p>
      <text:p text:style-name="P2">245.<text:tab/>莫4把3姓4名2你3信4口3<text:span text:style-name="T22">哓1</text:span>。</text:p>
      <text:p text:style-name="P2">246.<text:tab/>这4都1是4神2话4凭2空1造4，</text:p>
      <text:p text:style-name="P2">247.<text:tab/>自4把3珠1玉4夸1富4豪2。</text:p>
      <text:p text:style-name="P2">248.<text:tab/>麟2儿<text:span text:style-name="T9">5</text:span>哪3有3神2送4到4，</text:p>
      <text:p text:style-name="P2">249.<text:tab/>积1德2才2生1玉4树4苗2。</text:p>
      <text:p text:style-name="P2">250.<text:tab/>小3小3囊2儿<text:span text:style-name="T9">5</text:span>何2足2道4，</text:p>
      <text:p text:style-name="P2">251.<text:tab/>救4她1饥1渴3胜4琼2瑶2。</text:p>
      <text:p text:style-name="P2">252.<text:tab/>非1是4我3嘱3咐4叮1咛2把3话4讲3，</text:p>
      <text:p text:style-name="P2">253.<text:tab/>只3怪4你3呆1头2呆1脑3慌1慌1张1张1。</text:p>
      <text:p text:style-name="P2">254.<text:tab/>今1夜4晚3非1比3那4西1厢1待4月4、你3懂3<text:span text:style-name="T2">提2</text:span><text:span text:style-name="T3">di1</text:span>防2、莫4轻1狂2，</text:p>
      <text:p text:style-name="P2">255.<text:tab/>关1系4你3患4难<text:span text:style-name="T9">4</text:span>鸳1鸯1永3宿4在4池2塘2。</text:p>
      <text:p text:style-name="P2">256.<text:tab/>已3然2错4请3生1波1浪4，</text:p>
      <text:p text:style-name="P2">257.<text:tab/>怎3能2够4粗1心1大4意4你3再4荒1唐2。</text:p>
      <text:p text:style-name="P2"><text:soft-page-break/>258.<text:tab/>鼓3打3二4更<text:span text:style-name="T9">1</text:span>准3时2往3，</text:p>
      <text:p text:style-name="P2">259.<text:tab/>桃2花1村1口3莫4彷2徨2。</text:p>
      <text:p text:style-name="P2">260.<text:tab/>你3不<text:span text:style-name="T9">2</text:span>要4高1声1不<text:span text:style-name="T9">2</text:span>要4嚷3，</text:p>
      <text:p text:style-name="P2">261.<text:tab/>你3必4须1眼3观1六4路4耳3听1八1方1。</text:p>
      <text:p text:style-name="P2">262.<text:tab/>不<text:span text:style-name="T9">2</text:span>但4要4仔3细4听1、还2要4仔3细4想3，</text:p>
      <text:p text:style-name="P2">263.<text:tab/>是4不<text:span text:style-name="T9">2</text:span>是4有3人2拍1巴1掌3。</text:p>
      <text:p text:style-name="P2">264.<text:tab/>响3一<text:span text:style-name="T9">4</text:span>声1你3就4还2一<text:span text:style-name="T9">4</text:span>掌3，</text:p>
      <text:p text:style-name="P2">265.<text:tab/>响3两3声1你3就4凑4近4身1旁2。</text:p>
      <text:p text:style-name="P2">266.<text:tab/>倘3若4是4你3响3她1也3响3，</text:p>
      <text:p text:style-name="P2">267.<text:tab/>那4就4是4来2了<text:span text:style-name="T9">3</text:span>我3西1厢1带4路4的5小3红2娘2。</text:p>
      <text:p text:style-name="P2">268.<text:tab/>你3把3我3当1做4诸1葛3亮4，</text:p>
      <text:p text:style-name="P2">269.<text:tab/>听1我3的5号4令4上4战4场3。</text:p>
      <text:p text:style-name="P2">270.<text:tab/>老3爹1爹1清1晨2起3前2去4出1前2，</text:p>
      <text:p text:style-name="P2">271.<text:tab/>到4叫4我3桂4英1儿<text:span text:style-name="T9">5</text:span>挂4在4心1头2；</text:p>
      <text:p text:style-name="P2">272.<text:tab/>将<text:span text:style-name="T9">3</text:span>身1儿<text:span text:style-name="T9">5</text:span>坐4至4在4草3堂2等3候4，</text:p>
      <text:p text:style-name="P2">273.<text:tab/>等3候4了<text:span text:style-name="T9">3</text:span>爹1爹1回2细4问4根1由2。</text:p>
      <text:p text:style-name="P2">274.<text:tab/>老3爹1爹1清1晨2起3前2去4出1首3，</text:p>
      <text:p text:style-name="P2">275.<text:tab/>倒3叫4我3桂4英1儿2挂4在4心1头2。</text:p>
      <text:p text:style-name="P2">276.<text:tab/>将<text:span text:style-name="T9">3</text:span>身1儿<text:span text:style-name="T9">5</text:span>坐4至4在4草3堂2等3候4，</text:p>
      <text:p text:style-name="P2">277.<text:tab/>等3候4了<text:span text:style-name="T9">3</text:span>爹1爹1回2细4问4根1由2。</text:p>
      <text:p text:style-name="P2">278.<text:tab/>老3爹1爹1请3息1（呀1）怒4容2儿<text:span text:style-name="T9">2</text:span>细4讲3，</text:p>
      <text:p text:style-name="P2">279.<text:tab/>我3立4志4不<text:span text:style-name="T9">2</text:span>嫁4那4状4元2才2郎2。</text:p>
      <text:p text:style-name="P2">280.<text:tab/>父4休1笑4薛1平2贵4是4花1郎2模2样4，</text:p>
      <text:p text:style-name="P2">281.<text:tab/>贫2穷2人2得2了<text:span text:style-name="T9">3</text:span>志4比3富4还2强2。</text:p>
      <text:p text:style-name="P2">282.<text:tab/>老3爹1爹1请3息1怒4容2儿2细4讲3，</text:p>
      <text:p text:style-name="P2">283.<text:tab/>儿2命4苦3怎3配4着<text:span text:style-name="T9">2</text:span>状4元2才2郎2？</text:p>
      <text:p text:style-name="P2">284.<text:tab/>父4道4那4薛1平2贵4是4那4化4郎2模2样4，</text:p>
      <text:p text:style-name="P2">285.<text:tab/>这4样4人2得2了<text:span text:style-name="T9">3</text:span>志4比3父4还2强2。</text:p>
      <text:p text:style-name="P2">286.<text:tab/>老3爹1爹1发1恩1德2将1本3修1上4，</text:p>
      <text:p text:style-name="P2">287.<text:tab/>明2早3朝2上4金1殿4面4奏4<text:span text:style-name="T22">吾2</text:span>皇2。</text:p>
      <text:p text:style-name="P2">288.<text:tab/>倘3若4是4有3道4君1皇2恩1浩4荡4，</text:p>
      <text:p text:style-name="P2">289.<text:tab/>观1此3本3免3了<text:span text:style-name="T9">3</text:span>儿2一<text:span text:style-name="T9">4</text:span>门2祸4殃1。</text:p>
      <text:p text:style-name="P2">290.<text:tab/>老3爹1爹1在4朝2中1官1高1爵2显3，</text:p>
      <text:p text:style-name="P2"><text:soft-page-break/>291.<text:tab/>却4为<text:span text:style-name="T10">4</text:span>何2贪1富4贵4不<text:span text:style-name="T10">2</text:span>顾4羞1惭2。</text:p>
      <text:p text:style-name="P2">292.<text:tab/>蒙<text:span text:style-name="T10">2</text:span><text:span text:style-name="T22">君1子</text:span><text:span text:style-name="T23">3</text:span>至4殷1勤2再4三1问4话4，</text:p>
      <text:p text:style-name="P2">293.<text:tab/>虽1然2是4男2女3别2不4得2不4答2。</text:p>
      <text:p text:style-name="P2">294.<text:tab/>家1住4在4罗2郡4城2魁2星1楼2下4，</text:p>
      <text:p text:style-name="P2">295.<text:tab/>我3的5父4名2<text:span text:style-name="T22">姜1绍</text:span><text:span text:style-name="T24">4</text:span>贸4易4天1涯2。</text:p>
      <text:p text:style-name="P2">296.<text:tab/>在4家1中1受4不<text:span text:style-name="T10">2</text:span>过4继4母3拷3打3，</text:p>
      <text:p text:style-name="P2">297.<text:tab/>莫4奈4何2到4荒1郊1我3就4来2捡3芦2花1。</text:p>
      <text:p text:style-name="P2">298.<text:tab/>蒙<text:span text:style-name="T10">2</text:span><text:span text:style-name="T22">君1子</text:span><text:span text:style-name="T23">3</text:span>至4诚2心1再4三1问4话4，</text:p>
      <text:p text:style-name="P2">299.<text:tab/>虽1然2是4不4相1识<text:span text:style-name="T10">2</text:span>我3就4不4得2不4答2。</text:p>
      <text:p text:style-name="P2">300.<text:tab/>家1住4在4罗2郡4城2魁2星1楼2下4，</text:p>
      <text:p text:style-name="P2">301.<text:tab/>我3爹1爹1名2<text:span text:style-name="T22">姜1绍4</text:span>贸4易4天1涯2。</text:p>
      <text:p text:style-name="P2">302.<text:tab/>身1有3病4还2受4那4继4母3拷3打3，</text:p>
      <text:p text:style-name="P2">303.<text:tab/>因1此3上4到4郊1外4来2捡3芦2花1（呀1）。</text:p>
      <text:p text:style-name="P2">304.<text:tab/>猛<text:span text:style-name="T10">3</text:span>听1得2金1鼓3响3画4角3声1震4，</text:p>
      <text:p text:style-name="P2">305.<text:tab/>唤4起3我3破4天1门2状4志4凌2云2。</text:p>
      <text:p text:style-name="P2">306.<text:tab/>想3当1年2桃2花1马3上4威1风1<text:span text:style-name="T22">凛3凛3</text:span>，</text:p>
      <text:p text:style-name="P2">307.<text:tab/>敌2<text:span text:style-name="T2">血</text:span><text:span text:style-name="T4">4</text:span>飞1溅4石2<text:span text:style-name="T22">榴</text:span><text:span text:style-name="T24">5</text:span>裙2。</text:p>
      <text:p text:style-name="P2">308.<text:tab/>有3生1之1日4责2当1尽3，</text:p>
      <text:p text:style-name="P2">309.<text:tab/>寸4土3怎3能2够4属3于2他1人2。</text:p>
      <text:p text:style-name="P2">310.<text:tab/>番1王2小3丑3何2足2论4，</text:p>
      <text:p text:style-name="P2">311.<text:tab/>我3一<text:span text:style-name="T10">2</text:span>剑4能2挡3百3万4兵1。</text:p>
      <text:p text:style-name="P2">312.<text:tab/>母3亲1不<text:span text:style-name="T10">2</text:span>必4心1太4偏1，</text:p>
      <text:p text:style-name="P2">313.<text:tab/>女3儿2言2来2听1根1源2。</text:p>
      <text:p text:style-name="P2">314.<text:tab/>自4古3常2言2道4得2好3，</text:p>
      <text:p text:style-name="P2">315.<text:tab/>女3儿2清1白2最4为2先1。</text:p>
      <text:p text:style-name="P2">316.<text:tab/>人2生1不4知1顾4脸3面4，</text:p>
      <text:p text:style-name="P2">317.<text:tab/>活2在4世4上4也3枉3然2。</text:p>
      <text:p text:style-name="P2">318.<text:tab/>你3的5父4去4投2军1无2音1信4，</text:p>
      <text:p text:style-name="P2">319.<text:tab/>全2仗4你3打3雁4养3娘2亲1，</text:p>
      <text:p text:style-name="P2">320.<text:tab/>把3弓1带4和2鱼2镖1与3儿2带4定4，</text:p>
      <text:p text:style-name="P2">321.<text:tab/>不4等3到4日4落4及2早3回2程2。</text:p>
      <text:p text:style-name="P2">322.<text:tab/>谯<text:span text:style-name="T10">1</text:span>楼2上4二4更<text:span text:style-name="T10">1</text:span>鼓3声1声1送4听1，</text:p>
      <text:p text:style-name="P2">323.<text:tab/>父4子<text:span text:style-name="T10">3</text:span>们5去4采3药4未4见4回2程2。</text:p>
      <text:p text:style-name="P2"><text:soft-page-break/>324.<text:tab/>对4孤1灯1思1远3道4心1神2不<text:span text:style-name="T11">2</text:span>定4，</text:p>
      <text:p text:style-name="P2">325.<text:tab/>不4知1他1在4荒1山1何2处<text:span text:style-name="T11">4</text:span>安1身1。</text:p>
      <text:p text:style-name="P2">326.<text:tab/>到4三1更<text:span text:style-name="T11">1</text:span>真1个4是4月4明2人2静4，</text:p>
      <text:p text:style-name="P2">327.<text:tab/>猛3听1得2窗1儿<text:span text:style-name="T11">5</text:span>外4似4有3人2行2。</text:p>
      <text:p text:style-name="P2">328.<text:tab/>忙2移2步4隔2花1荫<text:span text:style-name="T11">1</text:span>留2神2听1定4，</text:p>
      <text:p text:style-name="P2">329.<text:tab/>原2来2是4秋1风1起3扫3叶4之1声1。</text:p>
      <text:p text:style-name="P2">330.<text:tab/>听1画4鼓3报4四4更<text:span text:style-name="T11">1</text:span>愈4添1凄1冷3，</text:p>
      <text:p text:style-name="P2">331.<text:tab/>看4娇1儿<text:span text:style-name="T11">2</text:span>正4酣1睡4恐3被4风1侵1。</text:p>
      <text:p text:style-name="P2">332.<text:tab/>我3不4免3引3寒2机1伴4奴2坐4等3，</text:p>
      <text:p text:style-name="P2">333.<text:tab/>又4思1来2又4想3去4越4不4安1宁2。</text:p>
      <text:p text:style-name="P2">334.<text:tab/>数4更<text:span text:style-name="T11">1</text:span>等3交1五3鼓3空1房2愈4冷3，</text:p>
      <text:p text:style-name="P2">335.<text:tab/>果3然2是4晓3鸡1唱4天1已3黎2明2。</text:p>
      <text:p text:style-name="P2">336.<text:tab/>我3不4免3唤4<text:span text:style-name="T22">琏3</text:span>儿<text:span text:style-name="T11">5</text:span>到4街1前2探4问4，</text:p>
      <text:p text:style-name="P2">337.<text:tab/>你3爹1爹1到4如2今1未4转3家1门2。</text:p>
      <text:p text:style-name="P2">338.<text:tab/>苏1三1离2了<text:span text:style-name="T11">3</text:span>洪2洞4县4，</text:p>
      <text:p text:style-name="P2">339.<text:tab/>将<text:span text:style-name="T11">3</text:span>身1来2在4大4街1前2。</text:p>
      <text:p text:style-name="P2">340.<text:tab/>未4曾2开1言2心1内4惨3，</text:p>
      <text:p text:style-name="P2">341.<text:tab/>过4往3的5君1子5听1我3言2。</text:p>
      <text:p text:style-name="P2">342.<text:tab/>哪3一1位4去4往3南2京1转3，</text:p>
      <text:p text:style-name="P2">343.<text:tab/>与3我3那4三1郎2把3信4传2。</text:p>
      <text:p text:style-name="P2">344.<text:tab/>言2说1苏1三1把3命4断4，</text:p>
      <text:p text:style-name="P2">345.<text:tab/>来2生1变4犬3马3我3当1报4还2！</text:p>
      <text:p text:style-name="P2">346.<text:tab/>听1他1言2吓4得2我3浑2身1是4汗4，</text:p>
      <text:p text:style-name="P2">347.<text:tab/>十2五3载3到4今1日4才2吐3真1言2。</text:p>
      <text:p text:style-name="P2">348.<text:tab/>原2来2是4杨2家1将<text:span text:style-name="T11">4</text:span>把3名2姓4改3换4，</text:p>
      <text:p text:style-name="P2">349.<text:tab/>他1思1家1乡1想3骨2肉4就4不4能2团2圆2。</text:p>
      <text:p text:style-name="P2">350.<text:tab/>我3这4里3走3向4前2再4把3礼3见4，</text:p>
      <text:p text:style-name="P2">351.<text:tab/>尊1一1声1驸4马3爷2细4听1咱2言2。</text:p>
      <text:p text:style-name="P2">352.<text:tab/>早3晚3间1休1怪4我3言2语3怠4慢4，</text:p>
      <text:p text:style-name="P2">353.<text:tab/>不4知1者3不<text:span text:style-name="T11">2</text:span>怪4罪4你3的5海3量4放4宽1。</text:p>
      <text:p text:style-name="P2">354.<text:tab/>我3的5娘2她1忘4了<text:span text:style-name="T11">3</text:span>女3生1外4姓4，</text:p>
      <text:p text:style-name="P2">355.<text:tab/>奴2年2交1十2九3岁4还2守3闺1门2。</text:p>
      <text:p text:style-name="P2">356.<text:tab/>这4几3日4身1不4爽3心1中1烦2闷4，</text:p>
      <text:p text:style-name="P2"><text:soft-page-break/>357.<text:tab/>却4原2来2母3亲1到4儿2未4知1情2。</text:p>
      <text:p text:style-name="P2">358.<text:tab/>我3和2你3有3什2么5夫1妻1的5情2，</text:p>
      <text:p text:style-name="P2">359.<text:tab/>谁2认4你3狼2心1狗3肺4的5人2！</text:p>
      <text:p text:style-name="P2">360.<text:tab/>我3主3爷2金1沙1滩1早3把3命4丧1，</text:p>
      <text:p text:style-name="P2">361.<text:tab/>众4文2武3扶2哀1家1执2掌3军1房2。</text:p>
      <text:p text:style-name="P2">362.<text:tab/>众4卿1随2忙2挂4点3亲1率4官1员2，</text:p>
      <text:p text:style-name="P2">363.<text:tab/>一<text:span text:style-name="T12">4</text:span>心1心1要4夺2取3宋4室4江1山1。</text:p>
      <text:p text:style-name="P2">364.<text:tab/>叫4番1儿<text:span text:style-name="T12">2</text:span>忙2摆3驾4银2安1殿4，</text:p>
      <text:p text:style-name="P2">365.<text:tab/>阅4兵1书1看4何2人2前2来2何2安1。</text:p>
      <text:p text:style-name="P2">366.<text:tab/>昔1日4里3梁2鸿2配4孟4光1，</text:p>
      <text:p text:style-name="P2">367.<text:tab/>今1朝<text:span text:style-name="T12">1</text:span>仙1女3会4襄1王2。</text:p>
      <text:p text:style-name="P2">368.<text:tab/>暗4地4堪1笑4奴2兄1长3，</text:p>
      <text:p text:style-name="P2">369.<text:tab/>安1排2虎3计4害4刘2王2。</text:p>
      <text:p text:style-name="P2">370.<text:tab/>月4老3本3是4乔2国2丈4，</text:p>
      <text:p text:style-name="P2">371.<text:tab/>纵4有3大4事4料4无2妨2。</text:p>
      <text:p text:style-name="P2">372.<text:tab/>昔1日4梁2鸿2配4孟4光1，</text:p>
      <text:p text:style-name="P2">373.<text:tab/>今1朝<text:span text:style-name="T12">1</text:span>仙1女3会4襄1王2。</text:p>
      <text:p text:style-name="P2">374.<text:tab/>暗4地4堪1笑4我3兄1长3，</text:p>
      <text:p text:style-name="P2">375.<text:tab/>安1排2巧3计4害4刘2王2。</text:p>
      <text:p text:style-name="P2">376.<text:tab/>西1施1女3生1长3在4<text:span text:style-name="T22">苎4</text:span>萝2村1里3，</text:p>
      <text:p text:style-name="P2">377.<text:tab/>难2得2有3开1怀2事4常2锁3双1眉2。</text:p>
      <text:p text:style-name="P2">378.<text:tab/>只3为<text:span text:style-name="T13">4</text:span>着<text:span text:style-name="T13">2</text:span>守3清1寒2柴2门2近4水3，</text:p>
      <text:p text:style-name="P2">379.<text:tab/>每3日4里3浣4纱1去4又4傍4清1溪1。</text:p>
      <text:p text:style-name="P2">380.<text:tab/>怕4只3怕4损3玉4颜2姣1容2自4惜1，</text:p>
      <text:p text:style-name="P2">381.<text:tab/>对4清1溪1时2照4影3自4整3罗2农2。</text:p>
      <text:p text:style-name="P2">382.<text:tab/>Part 1</text:p>
      <text:p text:style-name="P2">383.<text:tab/>受4逼1迫4去4捡3柴2泪4如2雨3下4，</text:p>
      <text:p text:style-name="P2">384.<text:tab/>病4<text:span text:style-name="T22">恹1恹1</text:span>身1无2力4难2以3挣1扎<text:span text:style-name="T14">2</text:span>。</text:p>
      <text:p text:style-name="P2">385.<text:tab/>奴2好3比3花1未4开1风1吹1雨3打3，</text:p>
      <text:p text:style-name="P2">386.<text:tab/>想3亲1娘2和2老3父4心1乱4如2麻2。</text:p>
      <text:p text:style-name="P2">387.<text:tab/>Part 2</text:p>
      <text:p text:style-name="P2">388.<text:tab/>你3继4母3心1毒2狠3将1你3打3骂4，</text:p>
      <text:p text:style-name="P2">389.<text:tab/>全2（呐4）不<text:span text:style-name="T15">2</text:span>顾4你3身1有3病4气4力4不4佳1。</text:p>
      <text:p text:style-name="P2"><text:soft-page-break/>390.<text:tab/>金1钟1响3玉4磬4应<text:span text:style-name="T15">4</text:span>王2登1龙2庭2，</text:p>
      <text:p text:style-name="P2">391.<text:tab/>寡3人2喜3的5是4五3谷3丰1登1。</text:p>
      <text:p text:style-name="P2">392.<text:tab/>文2凭2着<text:span text:style-name="T15">2</text:span>邓4先1生1策4划4有3准3，</text:p>
      <text:p text:style-name="P2">393.<text:tab/>武3仗4着<text:span text:style-name="T15">2</text:span>姚2皇2兄1保3定4乾2坤1。</text:p>
      <text:p text:style-name="P2">394.<text:tab/>内4侍4臣2忙2摆3驾4九3龙2口3进4，</text:p>
      <text:p text:style-name="P2">395.<text:tab/>又4听1得2殿4角3下4大4放4悲1声1。</text:p>
      <text:p text:style-name="P2">396.<text:tab/>老3丈4不<text:span text:style-name="T15">2</text:span>（哇1）必4胆3怕4惊1，</text:p>
      <text:p text:style-name="P2">397.<text:tab/>我3有3言2来2你3是4（喏3）听1。</text:p>
      <text:p text:style-name="P2">398.<text:tab/>休1把3我3当1作4了<text:span text:style-name="T15">3</text:span>妖1魔2论4，</text:p>
      <text:p text:style-name="P2">399.<text:tab/>我3本3屈1死3一<text:span text:style-name="T15">4</text:span>鬼3魂2。</text:p>
      <text:p text:style-name="P2">400.<text:tab/>我3忙2将1树4（呃4）枝1摆3摇2（哇1）动4，</text:p>
      <text:p text:style-name="P2">401.<text:tab/>抓1一<text:span text:style-name="T15">4</text:span>（呀1）把3沙1土3扬2灰1尘2。</text:p>
      <text:p text:style-name="P2">402.<text:tab/>我3和2你3远3无2冤1近4无2有3仇2恨4，</text:p>
      <text:p text:style-name="P2">403.<text:tab/>望4求2老3丈4把3冤1伸1。</text:p>
      <text:p text:style-name="P2">404.<text:tab/>娘2子5不<text:span text:style-name="T15">2</text:span>（哇1）必4太4烈4性4，</text:p>
      <text:p text:style-name="P2">405.<text:tab/>卑1（呀1）人2言2来2你3是4（喏3）听1。</text:p>
      <text:p text:style-name="P2">406.<text:tab/>赵4屠2二4家1有3仇2恨4，</text:p>
      <text:p text:style-name="P2">407.<text:tab/>三1百3余2口3命4赴4幽1冥2。</text:p>
      <text:p text:style-name="P2">408.<text:tab/>我3与3那4公1孙1<text:span text:style-name="T22">杵3臼4</text:span>把3计4定4，</text:p>
      <text:p text:style-name="P2">409.<text:tab/>他1舍<text:span text:style-name="T15">2</text:span>命4来2你3我3舍<text:span text:style-name="T15">2</text:span>亲1生1。</text:p>
      <text:p text:style-name="P2">410.<text:tab/>舍<text:span text:style-name="T15">2</text:span>子<text:span text:style-name="T15">3</text:span>搭1救4忠1（呃4）良2的5后4，</text:p>
      <text:p text:style-name="P2">411.<text:tab/>老3天1爷2不4绝2我3的5后4代4根1。</text:p>
      <text:p text:style-name="P2">412.<text:tab/>你3今1舍<text:span text:style-name="T15">2</text:span>了<text:span text:style-name="T15">3</text:span>亲1生1子<text:span text:style-name="T15">3</text:span>，</text:p>
      <text:p text:style-name="P2">413.<text:tab/>来2年2必4定4降4麒2麟2。</text:p>
      <text:p text:style-name="P2">414.<text:tab/>千1言2万4（哪3）语3她1不4肯3，</text:p>
      <text:p text:style-name="P2">415.<text:tab/>不4舍<text:span text:style-name="T15">2</text:span>娇1儿2难2救4孤1身1。</text:p>
      <text:p text:style-name="P2">416.<text:tab/>无2奈4何2我3只3得2双1（呃4）膝1跪4，</text:p>
      <text:p text:style-name="P2">417.<text:tab/>哀1求2娘2子5（喏3）舍<text:span text:style-name="T15">2</text:span>亲1（呐4）生1。</text:p>
      <text:p text:style-name="P2">418.<text:tab/>叹4兄1<text:span text:style-name="T22">兀4</text:span>弟4遭1不<text:span text:style-name="T15">2</text:span>幸4一<text:span text:style-name="T15">2</text:span>旦4丧<text:span text:style-name="T15">4</text:span>命4，</text:p>
      <text:p text:style-name="P2">419.<text:tab/>丢1下4了<text:span text:style-name="T15">3</text:span>年2幼4儿2好3不4伤1情2。</text:p>
      <text:p text:style-name="P2">420.<text:tab/>眼3望4着<text:span text:style-name="T15">2</text:span>孤1坟2台2珠1泪4难2忍3，</text:p>
      <text:p text:style-name="P2">421.<text:tab/>见4坟2台2不<text:span text:style-name="T15">2</text:span>见4人2刀1割1我3心1。</text:p>
      <text:p text:style-name="P2">422.<text:tab/>屠2贼2做4事4心1太4狠3，</text:p>
      <text:p text:style-name="P2"><text:soft-page-break/>423.<text:tab/>诬1杀1赵4家1一<text:span text:style-name="T15">4</text:span>满3门2。</text:p>
      <text:p text:style-name="P2">424.<text:tab/>眼3见4得2忠1良2无2救4应<text:span text:style-name="T15">4</text:span>，</text:p>
      <text:p text:style-name="P2">425.<text:tab/>大4事4还2要4问4程2婴1。</text:p>
      <text:p text:style-name="P2">426.<text:tab/>为<text:span text:style-name="T15">4</text:span>国2家1那4何2曾2半4日4闲2空1，</text:p>
      <text:p text:style-name="P2">427.<text:tab/>我3也3曾2平2服2了<text:span text:style-name="T15">3</text:span>塞4北3西1东1。</text:p>
      <text:p text:style-name="P2">428.<text:tab/>官1封1到4节2度4使3（喏3）皇2王2恩1重4，</text:p>
      <text:p text:style-name="P2">429.<text:tab/>身1不4爽3不4由2人2瞌1睡4朦2胧2（呃4）。</text:p>
      <text:p text:style-name="P2">430.<text:tab/>为<text:span text:style-name="T15">4</text:span>国2家1哪3何2曾2半4日4闲2空1，</text:p>
      <text:p text:style-name="P2">431.<text:tab/>我3也3曾2平2服2了<text:span text:style-name="T15">3</text:span>塞4北3西1东1。</text:p>
      <text:p text:style-name="P2">432.<text:tab/>官1封1到4节2度4使3（喏3）皇2王2恩1重4，</text:p>
      <text:p text:style-name="P2">433.<text:tab/>身1不4爽3不4由2人2瞌1睡4朦2胧2（呃4）（哪3）。</text:p>
      <text:p text:style-name="P2">434.<text:tab/>为<text:span text:style-name="T15">4</text:span>国2家1哪3何2曾2半4日4闲2空1，</text:p>
      <text:p text:style-name="P2">435.<text:tab/>我3也3曾2平2服2了<text:span text:style-name="T15">3</text:span>塞4北3西1东1。</text:p>
      <text:p text:style-name="P2">436.<text:tab/>官1封1到4节2度4史3（喏3）皇2王2恩1重4，</text:p>
      <text:p text:style-name="P2">437.<text:tab/>身1不4爽3不4由2人2瞌1睡4朦2胧2。</text:p>
      <text:p text:style-name="P2">438.<text:tab/>未4开1言2不4由2人2（呐4）珠1泪4滚3滚3，</text:p>
      <text:p text:style-name="P2">439.<text:tab/>天1卸4重4任4我3就4要4（哇1）你3担1承2。</text:p>
      <text:p text:style-name="P2">440.<text:tab/>二4犬3子<text:span text:style-name="T15">3</text:span>（呃4）皆1年2幼4（哇1）难2当1（呃4）重4任4，</text:p>
      <text:p text:style-name="P2">441.<text:tab/>老3朽3年2迈4我3也3不4能2够4担1承2。</text:p>
      <text:p text:style-name="P2">442.<text:tab/>望4使3君1放4开1怀2慨3然2（呐4）应1（呐4）允3，</text:p>
      <text:p text:style-name="P2">443.<text:tab/>救4生1灵2（呐4）积1阴1（呐4）功1也3免3得2我3坐4卧4不4宁2。</text:p>
      <text:p text:style-name="P2">444.<text:tab/>心1中1有3事4难2合2眼3，</text:p>
      <text:p text:style-name="P2">445.<text:tab/>翻1来2复4去4睡4不4安1。</text:p>
      <text:p text:style-name="P2">446.<text:tab/><text:span text:style-name="T22">背4地4里3只3把3东1皋1公1怨</text:span>4，</text:p>
      <text:p text:style-name="P2">447.<text:tab/>叫4人2难2解3巧3机1关1。</text:p>
      <text:p text:style-name="P2">448.<text:tab/>若4是4真1心1来2救4我3，</text:p>
      <text:p text:style-name="P2">449.<text:tab/>为<text:span text:style-name="T15">4</text:span>何2几3日4他1不4言2，</text:p>
      <text:p text:style-name="P2">450.<text:tab/>贪1图2富4贵4来2害4我3，</text:p>
      <text:p text:style-name="P2">451.<text:tab/>你3就4该1把3我3献4与3昭1关1。</text:p>
      <text:p text:style-name="P2">452.<text:tab/>哭1一<text:span text:style-name="T15">4</text:span>声1爹1娘2不4能2相1见4，</text:p>
      <text:p text:style-name="P2">453.<text:tab/>不4能2（呃4）哎1见4，爹1娘2（呃4）。</text:p>
      <text:p text:style-name="P2">454.<text:tab/>要4相1逢2除2非1是4梦4（呃4）里3团2圆2。</text:p>
      <text:p text:style-name="P2">455.<text:tab/>鸡1鸣2犬3吠4五3更<text:span text:style-name="T15">1</text:span>（呃4）天1，</text:p>
      <text:p text:style-name="P2"><text:soft-page-break/>456.<text:tab/>越4思1越4想3好3伤1惨3，</text:p>
      <text:p text:style-name="P2">457.<text:tab/>想3当1初1在4朝2为2官1宦4，</text:p>
      <text:p text:style-name="P2">458.<text:tab/>朝2臣2待4漏4五3更<text:span text:style-name="T16">1</text:span>寒2。</text:p>
      <text:p text:style-name="P2">459.<text:tab/>到4如2今1夜4宿4在4荒1村1院4，</text:p>
      <text:p text:style-name="P2">460.<text:tab/>我3冷3冷3清1清1向4谁2言2（呃4）。</text:p>
      <text:p text:style-name="P2">461.<text:tab/>我3本3当1拔2宝3剑4自4寻2短3见4，</text:p>
      <text:p text:style-name="P2">462.<text:tab/>寻2短3（呃4）哎1见4爹1娘2（呃4）。</text:p>
      <text:p text:style-name="P2">463.<text:tab/>父4母3的5冤1仇2化4尘2烟1，</text:p>
      <text:p text:style-name="P2">464.<text:tab/>对4天1发1下4宏2誓4愿4，</text:p>
      <text:p text:style-name="P2">465.<text:tab/>我3不4杀1平2王2我3的5心1怎3甘1。</text:p>
      <text:p text:style-name="P2">466.<text:tab/>昔1日4里3有3一<text:span text:style-name="T16">2</text:span>个4孤1竹2君1，</text:p>
      <text:p text:style-name="P2">467.<text:tab/>伯2夷2叔1齐2二4大4贤2人2，</text:p>
      <text:p text:style-name="P2">468.<text:tab/>都1只3为<text:span text:style-name="T16">4</text:span>孤1（哇1）竹2君1身1染3重4病4（哪3），</text:p>
      <text:p text:style-name="P2">469.<text:tab/><text:span text:style-name="T22">传2口3诏4命</text:span>4次4子<text:span text:style-name="T16">3</text:span>即<text:span text:style-name="T16">4</text:span>位4为2君1，</text:p>
      <text:p text:style-name="P2">470.<text:tab/>那4叔1齐2分1长3幼4不4能2担1任4，</text:p>
      <text:p text:style-name="P2">471.<text:tab/>那4伯2夷2尊1父4命4也3不4能2<text:span text:style-name="T22">应</text:span><text:span text:style-name="T25">4</text:span><text:span text:style-name="T22">承2</text:span>，</text:p>
      <text:p text:style-name="P2">472.<text:tab/>弟4让4兄1来2兄1不4能2应1（呐4）允3，</text:p>
      <text:p text:style-name="P2">473.<text:tab/>兄1（呃4）推1弟4来2两3不4能2够4担1承2。</text:p>
      <text:p text:style-name="P2">474.<text:tab/>那4伯2夷2出1午3门2无2（哇1）有3踪1（呃4）影3，</text:p>
      <text:p text:style-name="P2">475.<text:tab/>那4叔1齐2逃2出1了<text:span text:style-name="T16">3</text:span>后4宰3门2，</text:p>
      <text:p text:style-name="P2">476.<text:tab/>首3阳2山1前2冻4饿4死3（喏3）。</text:p>
      <text:p text:style-name="P2">477.<text:tab/>留2得2美3名2万4古3存2，</text:p>
      <text:p text:style-name="P2">478.<text:tab/>为2父4的5怎3比3得2孤1竹2君1，</text:p>
      <text:p text:style-name="P2">479.<text:tab/>二4娇1儿2也3难2比3那4两3个4贤2人2。</text:p>
      <text:p text:style-name="P2">480.<text:tab/>打3死3了<text:span text:style-name="T16">3</text:span>别2家1子<text:span text:style-name="T16">3</text:span>父4能2作4主3，</text:p>
      <text:p text:style-name="P2">481.<text:tab/>打3死3个4秦2官1保3父4不4能2担1承2。</text:p>
      <text:p text:style-name="P2">482.<text:tab/>徐2茂4公1阴1阳2多1奥4妙4，</text:p>
      <text:p text:style-name="P2">483.<text:tab/>文2韬1武3略4智4谋2高1。</text:p>
      <text:p text:style-name="P2">484.<text:tab/>既4是4为2我3前2来2到4，</text:p>
      <text:p text:style-name="P2">485.<text:tab/>缘2何2不<text:span text:style-name="T16">2</text:span>救4我3出1笼<text:span text:style-name="T16">2</text:span>牢2。</text:p>
      <text:p text:style-name="P2">486.<text:tab/>是4是4是4（呀1）来2我3<text:span text:style-name="T22">明2白</text:span><text:span text:style-name="T25">5</text:span>了<text:span text:style-name="T16">3</text:span>，</text:p>
      <text:p text:style-name="P2">487.<text:tab/>其2中1必4有3这4巧3（哇1）妙4高1。</text:p>
      <text:p text:style-name="P2">488.<text:tab/>杨2延2昭1奉4父4命4巡2查2大4营2，</text:p>
      <text:p text:style-name="P2"><text:soft-page-break/>489.<text:tab/>在4中1途2得2一<text:span text:style-name="T16">2</text:span>信4甚4是4不4明2。</text:p>
      <text:p text:style-name="P2">490.<text:tab/>迈4虎3步4我3且3把3宝3帐4来2进4，</text:p>
      <text:p text:style-name="P2">491.<text:tab/>又4只3见4老3爹1爹1瞌1睡4沉2沉2。</text:p>
      <text:p text:style-name="P2">492.<text:tab/>我3本3当1将1此3事4对4他1来2论4，</text:p>
      <text:p text:style-name="P2">493.<text:tab/>又4恐3怕4惊1动4了<text:span text:style-name="T16">3</text:span>年2迈4之1人2。</text:p>
      <text:p text:style-name="P2">494.<text:tab/>一<text:span text:style-name="T16">4</text:span>轮2明2月4照4窗1前2，</text:p>
      <text:p text:style-name="P2">495.<text:tab/>愁2人2心1（哪3）中1似4箭4穿1。</text:p>
      <text:p text:style-name="P2">496.<text:tab/>实2指3（惹3）望4到4吴2国2借4兵1回2转3，</text:p>
      <text:p text:style-name="P2">497.<text:tab/>谁2知1昭1关1有3阻3拦2。</text:p>
      <text:p text:style-name="P2">498.<text:tab/>幸4遇4那4东1<text:span text:style-name="T22">皋1</text:span>公1行2方1便4，</text:p>
      <text:p text:style-name="P2">499.<text:tab/>他1将1我3隐3藏<text:span text:style-name="T16">2</text:span>在4后4花1园2。</text:p>
      <text:p text:style-name="P2">500.<text:tab/>一<text:span text:style-name="T16">4</text:span>连2几3天1我3的5眉2不4（哇1）展3，</text:p>
      <text:p text:style-name="P2">501.<text:tab/>夜4夜4何2曾2得2安1眠2。</text:p>
      <text:p text:style-name="P2">502.<text:tab/>俺3伍3员2好3一<text:span text:style-name="T16">2</text:span>似4丧1家1犬3，</text:p>
      <text:p text:style-name="P2">503.<text:tab/>满3腹4的5含2冤1我3向4谁2言2（哪3）！</text:p>
      <text:p text:style-name="P2">504.<text:tab/>我3好3（哇1）比3哀1哀1长3空1雁4，</text:p>
      <text:p text:style-name="P2">505.<text:tab/>我3好3比3龙2游2在4浅3沙1滩1。</text:p>
      <text:p text:style-name="P2">506.<text:tab/>我3好3（哇1）比3鱼2儿<text:span text:style-name="T16">5</text:span>吞1了<text:span text:style-name="T16">3</text:span>钩1线4，</text:p>
      <text:p text:style-name="P2">507.<text:tab/>我3好3（哇1）比3波1浪4中1失1舵4的5舟1船2（哪3）。</text:p>
      <text:p text:style-name="P2">508.<text:tab/>思1来2想3去4我3的5肝1肠2断4，</text:p>
      <text:p text:style-name="P2">509.<text:tab/>今1夜4晚3怎3能2够4盼4到4明2天1。</text:p>
      <text:p text:style-name="P2">510.<text:tab/>心1中1有3事4难2合2眼3，</text:p>
      <text:p text:style-name="P2">511.<text:tab/>翻1来2覆4去4睡4不4（哇1）安1。</text:p>
      <text:p text:style-name="P2">512.<text:tab/>背4地4里3只3把3东1<text:span text:style-name="T22">皋1</text:span>公1怨4，</text:p>
      <text:p text:style-name="P2">513.<text:tab/>叫4人2难2解3巧3机1关1，</text:p>
      <text:p text:style-name="P2">514.<text:tab/>若4是4真1心1来2救4我3，</text:p>
      <text:p text:style-name="P2">515.<text:tab/>为<text:span text:style-name="T16">4</text:span>何2几3日4他1不4言2。</text:p>
      <text:p text:style-name="P2">516.<text:tab/>贪1图2富4贵4来2害4我3，</text:p>
      <text:p text:style-name="P2">517.<text:tab/>你3就4该1把3我3献4与3昭1关1。</text:p>
      <text:p text:style-name="P2">518.<text:tab/>哭1一<text:span text:style-name="T16">4</text:span>声1爹1娘2不4能2相1见4，</text:p>
      <text:p text:style-name="P2">519.<text:tab/>不4能2（哪3）哎1见4爹1娘2（兀4）！</text:p>
      <text:p text:style-name="P2">520.<text:tab/>要4相1逢2陈2非1是4梦4（兀4）里3团2圆2。</text:p>
      <text:p text:style-name="P3">521.<text:tab/>鸡1鸣2犬3吠4五3更<text:span text:style-name="T16">1</text:span>（哪3）天1，</text:p>
      <text:p text:style-name="P2"><text:soft-page-break/>522.<text:tab/>越4思1越4想3好3伤1惨3，</text:p>
      <text:p text:style-name="P2">523.<text:tab/>想3当1初1在4朝2为2官1宦4，</text:p>
      <text:p text:style-name="P2">524.<text:tab/>朝2臣2待4漏4（哇1）五3更<text:span text:style-name="T26">1</text:span>寒2，</text:p>
      <text:p text:style-name="P2">525.<text:tab/>到4如2今1夜4宿4在4荒1村1院4，</text:p>
      <text:p text:style-name="P2">526.<text:tab/>我3冷3冷3清1清1向4谁2言2（哪3）。</text:p>
      <text:p text:style-name="P2">527.<text:tab/>我3本3当1拔2宝3剑4自4寻2短3见4，</text:p>
      <text:p text:style-name="P2">528.<text:tab/>寻2短3（哪3）哎1见4爹1娘2（兀4）！</text:p>
      <text:p text:style-name="P2">529.<text:tab/>父4母3的5冤1仇2化4尘2烟1，</text:p>
      <text:p text:style-name="P2">530.<text:tab/>对4天1发1不4宏2誓4愿4，</text:p>
      <text:p text:style-name="P2">531.<text:tab/>我3不4杀1平2王2我3的5心1怎3甘1（哪3）。</text:p>
      <text:p text:style-name="P2">532.<text:tab/>一1轮2明2月4照4窗1前2，</text:p>
      <text:p text:style-name="P2">533.<text:tab/>愁2人2心1（呐4）中1似4箭4穿1。</text:p>
      <text:p text:style-name="P2">534.<text:tab/>实2指3望4到4吴2国2借4兵1回2转3，</text:p>
      <text:p text:style-name="P2">535.<text:tab/>谁2知1昭1关1有3阻3拦2。</text:p>
      <text:p text:style-name="P2">536.<text:tab/>幸4遇4那4东1皋1公1行2方1便4，</text:p>
      <text:p text:style-name="P2">537.<text:tab/>他1将1我3隐3藏4在4后4花1园2。</text:p>
      <text:p text:style-name="P2">538.<text:tab/>一1连2几3天1我3的5眉2不4（呃4）展3，</text:p>
      <text:p text:style-name="P2">539.<text:tab/>夜4夜4何2曾2得2安1眠2。</text:p>
      <text:p text:style-name="P2">540.<text:tab/>俺3伍3员2好3一1似4丧1家1犬3，</text:p>
      <text:p text:style-name="P2">541.<text:tab/>满3腹4的5含2冤1我3向4谁2言2（喏3）。</text:p>
      <text:p text:style-name="P2">542.<text:tab/>我3好3（呃4）比3哀1哀1长3空1雁4，</text:p>
      <text:p text:style-name="P2">543.<text:tab/>我3好3比3龙2游2在4浅3沙1滩1。</text:p>
      <text:p text:style-name="P2">544.<text:tab/>我3好3（呃4）比3鱼2儿2吞1了5钩1线4，</text:p>
      <text:p text:style-name="P2">545.<text:tab/>我3好3（呃4）比3波1浪4中1失1舵4的5舟1船2（喏3）。</text:p>
      <text:p text:style-name="P2">546.<text:tab/>思1来2想3去4我3的5肝1肠2断4，</text:p>
      <text:p text:style-name="P2">547.<text:tab/>今1夜4晚3怎3能2够4盼4到4明2天1。</text:p>
      <text:p text:style-name="P2">548.<text:tab/>一<text:span text:style-name="T26">4</text:span>轮2明2月4照4窗1下4，</text:p>
      <text:p text:style-name="P2">549.<text:tab/>陈2宫1心1（呐4）中1乱4如2麻2，</text:p>
      <text:p text:style-name="P2">550.<text:tab/>悔3不4该1心1猿2并4意4马3。</text:p>
      <text:p text:style-name="P2">551.<text:tab/>悔3不4该1随2他1人2到4吕3家1，</text:p>
      <text:p text:style-name="P2">552.<text:tab/>吕3伯2<text:span text:style-name="T2">奢1</text:span>可3算4得2义4气4（呀1）大4，</text:p>
      <text:p text:style-name="P2">553.<text:tab/>杀1猪1（喏3）沽1（哇1）酒3款3待4于2他1，</text:p>
      <text:p text:style-name="P2">554.<text:tab/>又4谁2知1此3贼2的5疑2心1（呐4）太4（呀1）大4，</text:p>
      <text:p text:style-name="P2"><text:soft-page-break/>555.<text:tab/>拔2出1剑4将1他1的5满3门2杀1，</text:p>
      <text:p text:style-name="P2">556.<text:tab/>一<text:span text:style-name="T26">4</text:span>家1人2倶4丧<text:span text:style-name="T26">4</text:span>在4宝3剑4之1（喏3）下4，</text:p>
      <text:p text:style-name="P2">557.<text:tab/>年2迈4的5老3丈4命4（呐4）染3黄2沙1。</text:p>
      <text:p text:style-name="P2">558.<text:tab/>屈1死3的5冤1鬼3魂2休1来2怨4（呐4）咱2，</text:p>
      <text:p text:style-name="P2">559.<text:tab/>自4有3那4神2灵2（啊5）天1地4鉴4察2。</text:p>
      <text:p text:style-name="P2">560.<text:tab/>听1谯<text:span text:style-name="T26">1</text:span>楼2打3罢4了<text:span text:style-name="T26">3</text:span>二4（喏3）更<text:span text:style-name="T26">1</text:span>鼓3下4，</text:p>
      <text:p text:style-name="P2">561.<text:tab/>越4思1越4想3把3事4来2作4差1。</text:p>
      <text:p text:style-name="P2">562.<text:tab/>悔3不4该1把3家1属3一<text:span text:style-name="T26">2</text:span>（呀1）旦4撇3下4，</text:p>
      <text:p text:style-name="P2">563.<text:tab/>悔3不4该1弃4县4今<text:span text:style-name="T26">4</text:span>抛1却4了<text:span text:style-name="T26">3</text:span>乌1（哇1）纱1，</text:p>
      <text:p text:style-name="P2">564.<text:tab/>我3只3说1贼2是4个4宽1宏2量4大4，</text:p>
      <text:p text:style-name="P2">565.<text:tab/>汉4室4后4来2贼2是4个4惹3祸4的5根1芽2。</text:p>
      <text:p text:style-name="P2">566.<text:tab/>观1此3贼2睡4卧4真1（呐4）潇1洒3，</text:p>
      <text:p text:style-name="P2">567.<text:tab/>安1眠2好3似4<text:span text:style-name="T27">并4</text:span>底3之1蛙1，井<text:span text:style-name="T26">3</text:span></text:p>
      <text:p text:style-name="P2">568.<text:tab/>贼2好3比3蛟1龙2未4生1鳞2甲3，</text:p>
      <text:p text:style-name="P2">569.<text:tab/>贼2好3比3猛3虎3未4（呀1）曾2长3牙2，</text:p>
      <text:p text:style-name="P2">570.<text:tab/>虎3在4笼3中1我3不4打3，</text:p>
      <text:p text:style-name="P2">571.<text:tab/>我3岂3肯3放4虎3归1山1又4（哇1）把3人2抓1。</text:p>
      <text:p text:style-name="P2">572.<text:tab/>执2宝3剑4将1贼2的5（呀1）头2割1下4，</text:p>
      <text:p text:style-name="P2">573.<text:tab/>险3些1儿<text:span text:style-name="T26">5</text:span>把3事4（喏3）又4（哇1）作4差1。</text:p>
      <text:p text:style-name="P2">574.<text:tab/>一1轮2明2月4照4窗1下4，</text:p>
      <text:p text:style-name="P2">575.<text:tab/>陈2宫1心1中1乱4如2麻2。</text:p>
      <text:p text:style-name="P2">576.<text:tab/>悔3不4该1心1猿2并4意4马3，</text:p>
      <text:p text:style-name="P2">577.<text:tab/>悔3不4该1随2他1人2到4吕3家1。</text:p>
      <text:p text:style-name="P2">578.<text:tab/>吕3伯2奢1可3算4得2义4气4大4，</text:p>
      <text:p text:style-name="P2">579.<text:tab/>杀1猪1沽1酒3款3待4与<text:span text:style-name="T32">3</text:span>他1。</text:p>
      <text:p text:style-name="P2">580.<text:tab/>又4谁2知1此3贼2的5疑2心1太4大4，</text:p>
      <text:p text:style-name="P2">581.<text:tab/>拔2出1剑4将1他1的5满3门2杀1。</text:p>
      <text:p text:style-name="P2">582.<text:tab/>一1家1人2倶4丧1在4宝3剑4之1下4，</text:p>
      <text:p text:style-name="P2">583.<text:tab/>年2迈4老3丈4命4染3黄2沙1。</text:p>
      <text:p text:style-name="P2">584.<text:tab/>屈1死3的5冤1鬼3魂2休1要4怨4咱2，</text:p>
      <text:p text:style-name="P2">585.<text:tab/>自4有3那4神2灵2儿<text:span text:style-name="T28">5</text:span>天1地4鉴4察2。</text:p>
      <text:p text:style-name="P2">586.<text:tab/>一1轮2明2月4照4窗1下4，</text:p>
      <text:p text:style-name="P2">587.<text:tab/>陈2宫1心1（呐4）中1乱4如2麻2，</text:p>
      <text:p text:style-name="P2"><text:soft-page-break/>588.<text:tab/>悔3不4该1心1猿2并4意4马3，</text:p>
      <text:p text:style-name="P2">589.<text:tab/>悔3不4该1随2他1人2到4吕3家1。</text:p>
      <text:p text:style-name="P2">590.<text:tab/>吕3伯2奢1可3算4得2义4气4（呀1）大4，</text:p>
      <text:p text:style-name="P2">591.<text:tab/>杀1猪1（喏3）沽1酒3款3待4与<text:span text:style-name="T32">3</text:span>他1，</text:p>
      <text:p text:style-name="P2">592.<text:tab/>又4谁2知1此3贼2的5疑2心1（呐4）太4（呀1）大4，</text:p>
      <text:p text:style-name="P2">593.<text:tab/>拔2出1剑4将1他1的5满3门2杀1，</text:p>
      <text:p text:style-name="P2">594.<text:tab/>一1家1人2倶4丧1在4宝3剑4之1（喏3）下4，</text:p>
      <text:p text:style-name="P2">595.<text:tab/>年2迈4的5老3丈4命4（呐4）染3黄2沙1。</text:p>
      <text:p text:style-name="P2">596.<text:tab/>屈1死3的5怨4鬼3魂2休1要4怨4（呐4）咱2，</text:p>
      <text:p text:style-name="P2">597.<text:tab/>自4有3那4神2灵2儿<text:span text:style-name="T28">5</text:span>天1地4鉴4察2。</text:p>
      <text:p text:style-name="P2">598.<text:tab/>怎3能2够4思1一<text:span text:style-name="T28">2</text:span>计4番1营2来2进4，</text:p>
      <text:p text:style-name="P2">599.<text:tab/>前2后4话4对4文2龙2细4说1衷1情2。</text:p>
      <text:p text:style-name="P2">600.<text:tab/>前2也3思1（喏3）后4又4想3无2有3计4定4，</text:p>
      <text:p text:style-name="P2">601.<text:tab/>倒<text:span text:style-name="T28">4</text:span>不4如2上4公1安1观1看4古3今1。</text:p>
      <text:p text:style-name="P2">602.<text:tab/>自4（喏3）那4日4朝2罢4归1身1（呐4）染3重4病4，</text:p>
      <text:p text:style-name="P2">603.<text:tab/>三1更<text:span text:style-name="T28">1</text:span>时2梦4（呃4）见4（呐4）了<text:span text:style-name="T28">3</text:span>年2迈4爹1尊1（呐4）。</text:p>
      <text:p text:style-name="P2">604.<text:tab/>我3前2番1命4孟4良2骸2骨<text:span text:style-name="T28">3</text:span>搬1（呐4）请3，</text:p>
      <text:p text:style-name="P2">605.<text:tab/>那4乃3是4萧1天1佐3以3（呀1）假3成2真1；</text:p>
      <text:p text:style-name="P2">606.<text:tab/>二4次4（喏3）里3命4孟4良2番1营2来2进4，</text:p>
      <text:p text:style-name="P2">607.<text:tab/>又4谁2知1焦1克4明2他1私1（呀1）自4后4跟1（呐4），</text:p>
      <text:p text:style-name="P2">608.<text:tab/>老3军1报4他1二4人2在4洪2洋2（呃4）洞4丧<text:span text:style-name="T28">4</text:span>（呃4）命4，</text:p>
      <text:p text:style-name="P2">609.<text:tab/>去4了<text:span text:style-name="T28">3</text:span>我3左3右4膀3难2以3飞1行2。</text:p>
      <text:p text:style-name="P2">610.<text:tab/>为<text:span text:style-name="T28">4</text:span>此3事4终1（啊5）日4里3忧1成2疾2病4，</text:p>
      <text:p text:style-name="P2">611.<text:tab/>因1此3上4臣2的5病4重4（呃4）加1十2分1、千1岁4爷2呀1！</text:p>
      <text:p text:style-name="P2">612.<text:tab/>此3时2间1不4可3闹4笑4话4，</text:p>
      <text:p text:style-name="P2">613.<text:tab/>胡2言2乱4语3怎3瞒2（呐4）咱2。</text:p>
      <text:p text:style-name="P2">614.<text:tab/>在4长3安1是4你3夸1大4话4，</text:p>
      <text:p text:style-name="P2">615.<text:tab/>为<text:span text:style-name="T28">4</text:span>什2么5事4到4如2今1耍3奸1滑2。</text:p>
      <text:p text:style-name="P2">616.<text:tab/>左3手3拉1住4了<text:span text:style-name="T28">3</text:span>李3左3车1，</text:p>
      <text:p text:style-name="P2">617.<text:tab/>右4手3再4把3栾2布4拉1。</text:p>
      <text:p text:style-name="P2">618.<text:tab/>三1人2同2把3那4鬼3门2关1上4踏4（啊5），</text:p>
      <text:p text:style-name="P2">619.<text:tab/>生1死3二4字4（喏3）且3由2他1。</text:p>
      <text:p text:style-name="P2">620.<text:tab/>此3时2间1不4可3闹4笑4话4，</text:p>
      <text:p text:style-name="P2"><text:soft-page-break/>621.<text:tab/>胡2言2乱4语3怎3瞒2（呐4）咱2！</text:p>
      <text:p text:style-name="P2">622.<text:tab/>在4长3安1是4你3夸1大4话4，</text:p>
      <text:p text:style-name="P2">623.<text:tab/>为2什2么5事4到4如2今1耍3奸1滑2？</text:p>
      <text:p text:style-name="P2">624.<text:tab/>左3手3拉1住4了5李3左3车1，</text:p>
      <text:p text:style-name="P2">625.<text:tab/>右4手3再4把3栾2布4拉1，</text:p>
      <text:p text:style-name="P2">626.<text:tab/>三1人2同2把3那4鬼3门2关1上4爬2，</text:p>
      <text:p text:style-name="P2">627.<text:tab/>生1死3二4字4（喏3）且3由2他1！</text:p>
      <text:p text:style-name="P2">628.<text:tab/>Part 1</text:p>
      <text:p text:style-name="P2">629.<text:tab/>大4喝<text:span text:style-name="T28">4</text:span>一<text:span text:style-name="T28">4</text:span>声1（哪3）如2雷2震4，</text:p>
      <text:p text:style-name="P2">630.<text:tab/>杨2家1将<text:span text:style-name="T28">4</text:span>令4鬼3神2惊1。</text:p>
      <text:p text:style-name="P2">631.<text:tab/>迈4步4且3把3宝3帐4（呀1）进4，</text:p>
      <text:p text:style-name="P2">632.<text:tab/>上4面4（哪3）坐4的5同2胞1人2。</text:p>
      <text:p text:style-name="P2">633.<text:tab/>弟4兄1们5分1别2十2五3春1，</text:p>
      <text:p text:style-name="P2">634.<text:tab/>怎3知1今1日4回2宋4营2。</text:p>
      <text:p text:style-name="P2">635.<text:tab/>将1身1站4在4了<text:span text:style-name="T28">3</text:span>阶1前2等3，</text:p>
      <text:p text:style-name="P2">636.<text:tab/>问4我3一<text:span text:style-name="T28">4</text:span>言2答2一<text:span text:style-name="T28">4</text:span>声1。</text:p>
      <text:p text:style-name="P2">637.<text:tab/>家1住4后4山1磁2州1郡4，</text:p>
      <text:p text:style-name="P2">638.<text:tab/>火3堪1寨4上4有3家1门2。</text:p>
      <text:p text:style-name="P2">639.<text:tab/>我3父4令4公1官1极2品3，</text:p>
      <text:p text:style-name="P2">640.<text:tab/>我3母3佘2氏4老3太4君1。</text:p>
      <text:p text:style-name="P2">641.<text:tab/>十2五3年2前2沙1滩1会4，</text:p>
      <text:p text:style-name="P2">642.<text:tab/>失1落4番1邦1被4贼2擒2。</text:p>
      <text:p text:style-name="P2">643.<text:tab/>六4弟4下4位4把3兄1认4，</text:p>
      <text:p text:style-name="P2">644.<text:tab/>我3是4你3四4哥1回2宋4营2。</text:p>
      <text:p text:style-name="P2">645.<text:tab/>弟4兄1对4坐4叙4寒2温1。</text:p>
      <text:p text:style-name="P2">646.<text:tab/>Part 2</text:p>
      <text:p text:style-name="P2">647.<text:tab/>本3帅4帐4中1用4目4睁1，</text:p>
      <text:p text:style-name="P2">648.<text:tab/>见4一<text:span text:style-name="T28">4</text:span>番1汉4帐4中1行2。</text:p>
      <text:p text:style-name="P2">649.<text:tab/>龙2行2虎3步4非1凡2等3，</text:p>
      <text:p text:style-name="P2">650.<text:tab/>灯1光1之1下4看4不4真1。</text:p>
      <text:p text:style-name="P2">651.<text:tab/>本3帅4开1言2把3他1问4，</text:p>
      <text:p text:style-name="P2">652.<text:tab/>你3是4番1邦1什2么5人2？</text:p>
      <text:p text:style-name="P2">653.<text:tab/>家1住4哪3州1并4哪3郡4？</text:p>
      <text:p text:style-name="P2"><text:soft-page-break/>654.<text:tab/>要4见4本3帅4为<text:span text:style-name="T29">4</text:span>何2情2？</text:p>
      <text:p text:style-name="P2">655.<text:tab/>听1罢4言2来2才2知1情2，</text:p>
      <text:p text:style-name="P2">656.<text:tab/>原2来2四4哥1回2宋4营2。</text:p>
      <text:p text:style-name="P2">657.<text:tab/>众4将<text:span text:style-name="T29">4</text:span>与<text:span text:style-name="T32">3</text:span>爷2忙2掩3（哪3）门2，</text:p>
      <text:p text:style-name="P2">658.<text:tab/>自4己3骨<text:span text:style-name="T29">3</text:span>肉4认4不4清1。</text:p>
      <text:p text:style-name="P2">659.<text:tab/>走3上4前2来2忙2松1捆3，</text:p>
      <text:p text:style-name="P2">660.<text:tab/>恨4平2王2无2道4乱4楚3宫1（兀4），</text:p>
      <text:p text:style-name="P2">661.<text:tab/>父4纳4子<text:span text:style-name="T29">3</text:span>（呃4）妻1礼3难2容2，</text:p>
      <text:p text:style-name="P2">662.<text:tab/>我3的5（呀1）父4谏4奏4反3把3命4（哪3）送4，</text:p>
      <text:p text:style-name="P2">663.<text:tab/>满3门2的5家1<text:span text:style-name="T2">着5血4</text:span>染3红2。</text:p>
      <text:p text:style-name="P2">664.<text:tab/>将<text:span text:style-name="T29">3</text:span>身1儿<text:span text:style-name="T29">2</text:span>来2至4在4大4街1口3，</text:p>
      <text:p text:style-name="P2">665.<text:tab/>尊1一<text:span text:style-name="T29">4</text:span>声1过4往3的5宾1朋2听1从2头2：</text:p>
      <text:p text:style-name="P2">666.<text:tab/>一<text:span text:style-name="T29">1</text:span>不<text:span text:style-name="T29">2</text:span>是4响3马3与<text:span text:style-name="T32">3</text:span>贼2寇4，</text:p>
      <text:p text:style-name="P2">667.<text:tab/>二4不<text:span text:style-name="T29">2</text:span>是4歹3人2（呐4）把3城2偷1。</text:p>
      <text:p text:style-name="P2">668.<text:tab/>杨2林2与3我3来2争1斗4，</text:p>
      <text:p text:style-name="P2">669.<text:tab/>因1此3上4发1配4到4登1州1。</text:p>
      <text:p text:style-name="P2">670.<text:tab/>舍<text:span text:style-name="T29">3</text:span>不4得2太4爷2的5恩1情2厚4，</text:p>
      <text:p text:style-name="P2">671.<text:tab/>舍<text:span text:style-name="T29">3</text:span>不4得2衙2役4们5众4班1头2。</text:p>
      <text:p text:style-name="P2">672.<text:tab/>实2难2舍<text:span text:style-name="T29">3</text:span>街1坊<text:span text:style-name="T29">3</text:span>四4邻2与<text:span text:style-name="T32">3</text:span>我3的5好3朋2友3，</text:p>
      <text:p text:style-name="P2">673.<text:tab/>舍<text:span text:style-name="T29">3</text:span>不4得2老3娘2（呃4）白2了<text:span text:style-name="T29">3</text:span>头2。</text:p>
      <text:p text:style-name="P2">674.<text:tab/>娘2生1儿2连2心1肉4，</text:p>
      <text:p text:style-name="P2">675.<text:tab/>儿2行2千1里3母3担1忧1。</text:p>
      <text:p text:style-name="P2">676.<text:tab/>儿2想3娘2亲1难2叩4首3，</text:p>
      <text:p text:style-name="P2">677.<text:tab/>娘2想3儿2来2泪4双1流2。</text:p>
      <text:p text:style-name="P2">678.<text:tab/>眼3见4得2红2日4坠4落4在4西1山1后4，</text:p>
      <text:p text:style-name="P2">679.<text:tab/>叫4一<text:span text:style-name="T30">4</text:span>声1解<text:span text:style-name="T30">2</text:span>差1把3店4役4。</text:p>
      <text:p text:style-name="P2">680.<text:tab/>见4马3谡4（唩1）跪4帐4下4，</text:p>
      <text:p text:style-name="P2">681.<text:tab/>不4由2老3夫1咬3钢1牙2，</text:p>
      <text:p text:style-name="P2">682.<text:tab/>大4胆3不4听1我3的5话4，</text:p>
      <text:p text:style-name="P2">683.<text:tab/>失1去4了<text:span text:style-name="T30">3</text:span>街1亭2差<text:span text:style-name="T30">1</text:span>不4差1。</text:p>
      <text:p text:style-name="P2">684.<text:tab/>两3国2交1（哇1）锋1龙2虎3斗4，</text:p>
      <text:p text:style-name="P2">685.<text:tab/>各4为<text:span text:style-name="T30">4</text:span>其2主3统3<text:span text:style-name="T2">貔2貅1</text:span>，</text:p>
      <text:p text:style-name="P2">686.<text:tab/>管3待4三1（哪3）军1要4宽1厚4，</text:p>
      <text:p text:style-name="P2"><text:soft-page-break/>687.<text:tab/>赏3罚2中1公1（呃4）平2莫4要4自4由2。</text:p>
      <text:p text:style-name="P2">688.<text:tab/>此3一<text:span text:style-name="T30">4</text:span>番1领3兵1去4镇4守3，</text:p>
      <text:p text:style-name="P2">689.<text:tab/>靠4山1近4水3把3营2收1。</text:p>
      <text:p text:style-name="P2">690.<text:tab/>两3国2交1锋1龙2虎3斗4，</text:p>
      <text:p text:style-name="P2">691.<text:tab/>各4为2其2（呀1）主3统3貔2貅1。</text:p>
      <text:p text:style-name="P2">692.<text:tab/>管3带4三1（呐4）军1要4宽1厚4，</text:p>
      <text:p text:style-name="P2">693.<text:tab/>赏3罚2中1公1（呃4）平2莫4要4自4由2。</text:p>
      <text:p text:style-name="P2">694.<text:tab/>此3一1番1领3（呃4）兵1去4镇4守3，</text:p>
      <text:p text:style-name="P2">695.<text:tab/>靠4山1近4水3把3管3收1。</text:p>
      <text:p text:style-name="P2">696.<text:tab/>庆4功1宴4上4把3酒3饮3，</text:p>
      <text:p text:style-name="P2">697.<text:tab/>想3起3桃2园2结2拜4情2。</text:p>
      <text:p text:style-name="P2">698.<text:tab/>弟4兄1们5创4业4多1艰1难2，</text:p>
      <text:p text:style-name="P2">699.<text:tab/>又4谁2知1中1途2两3离2分1。</text:p>
      <text:p text:style-name="P2">700.<text:tab/>深1宫1无2（哇1）处<text:span text:style-name="T30">4</text:span>不4飞1花1，</text:p>
      <text:p text:style-name="P2">701.<text:tab/>年2老3得2配4女3娇1娃2。</text:p>
      <text:p text:style-name="P2">702.<text:tab/>朝<text:span text:style-name="T30">1</text:span>欢1暮4乐4无2牵1挂4，</text:p>
      <text:p text:style-name="P2">703.<text:tab/>耳3听1笙1歌1闹4喧1哗<text:span text:style-name="T30">2</text:span>。</text:p>
      <text:p text:style-name="P2">704.<text:tab/>听1他1言2听1得2我3心1（呐4）惊1胆3怕4，</text:p>
      <text:p text:style-name="P2">705.<text:tab/>背4转3身1只3埋2怨4我3自4（呃4）己3作4差1，</text:p>
      <text:p text:style-name="P2">706.<text:tab/>我3先1前2只3望4他1宽1宏2量4（呃4）大4，</text:p>
      <text:p text:style-name="P2">707.<text:tab/>却4原2（呐4）来2贼2是4个4无2（哇1）义4（呀1）的5冤1家1！</text:p>
      <text:p text:style-name="P2">708.<text:tab/>马3行2在4来2道4内4我3难2（呐4）以3回2（呀1）马3，</text:p>
      <text:p text:style-name="P2">709.<text:tab/>这4才2是4花1随2水3水3不4（哇1）能2恋4（呐4）花1。</text:p>
      <text:p text:style-name="P2">710.<text:tab/>这4时2候4我3只3得2暂4且3忍3耐4在4心1下4，</text:p>
      <text:p text:style-name="P2">711.<text:tab/>既4同2行2共4（呃4）大4事4必4须1要4劝4解3于2他1（呀1呃4）。</text:p>
      <text:p text:style-name="P2">712.<text:tab/>听1他1言2吓4得2我3心1（呐4）惊1胆3怕4，</text:p>
      <text:p text:style-name="P2">713.<text:tab/>背4转3身1自4埋2怨4我3自4（呃4）已3做4差1。</text:p>
      <text:p text:style-name="P2">714.<text:tab/>我3先1前2只3望4他1宽1宏2量4（呃4）大4，</text:p>
      <text:p text:style-name="P2">715.<text:tab/>却4愿4（呐4）来2贼2是4个4无2（哇1）义4（呀1）的5冤1家1！</text:p>
      <text:p text:style-name="P2">716.<text:tab/>马3行2在4来2道4内4我3难2（呐4）以3回2（呀1）马3，</text:p>
      <text:p text:style-name="P2">717.<text:tab/>这4才2是4花1随2水3水3不4（哇1）能2恋4（呐4）花1。</text:p>
      <text:p text:style-name="P2">718.<text:tab/>这4时2候4我3只3得2暂4且3忍3耐4在4心1下4，</text:p>
      <text:p text:style-name="P2">719.<text:tab/>既4同2行2共4（呃4）大4事4必4须1要4劝4解3于2他1（呀1呃4）。</text:p>
      <text:p text:style-name="P2"><text:soft-page-break/>720.<text:tab/>未4曾2开1言2泪4汪1汪1，</text:p>
      <text:p text:style-name="P2">721.<text:tab/>尊1一<text:span text:style-name="T30">4</text:span>声1太4爷2听1端1详2。</text:p>
      <text:p text:style-name="P2">722.<text:tab/>家1住4在4南2阳2太4平2庄1，</text:p>
      <text:p text:style-name="P2">723.<text:tab/>姓4刘2名2安1字4世4昌1。</text:p>
      <text:p text:style-name="P2">724.<text:tab/>奉4母3命4京1城2往3，</text:p>
      <text:p text:style-name="P2">725.<text:tab/>贩4卖4绸2缎4转3还2乡1。</text:p>
      <text:p text:style-name="P2">726.<text:tab/>行2至4在4中1途2把3雨3降4，</text:p>
      <text:p text:style-name="P2">727.<text:tab/>借4宿4一<text:span text:style-name="T30">4</text:span>宵1起3祸4殃1。</text:p>
      <text:p text:style-name="P2">728.<text:tab/>赵4大4夫1妻1图2财2害4命4害4我3一<text:span text:style-name="T30">2</text:span>命4亡2，</text:p>
      <text:p text:style-name="P2">729.<text:tab/>望4求2太4爷2与<text:span text:style-name="T31">3</text:span>我3作4主3张1（啊5）。</text:p>
      <text:p text:style-name="P2">730.<text:tab/>我3本3是4卧4龙2岗3散<text:span text:style-name="T32">3</text:span>淡4哪3的5人2，</text:p>
      <text:p text:style-name="P2">731.<text:tab/>论4阴1阳2如2反3掌3保3定4乾2坤1。</text:p>
      <text:p text:style-name="P2">732.<text:tab/>先1帝4呀1爷2下4南2阳2御4呀1驾4三1请3，</text:p>
      <text:p text:style-name="P2">733.<text:tab/>算4就4了<text:span text:style-name="T32">3</text:span>汉4家1的5业4鼎3足2哇1三1分1。</text:p>
      <text:p text:style-name="P2">734.<text:tab/>官1封1到4武3乡1侯<text:span text:style-name="T32">2</text:span>哇1执2掌3帅4印4，</text:p>
      <text:p text:style-name="P2">735.<text:tab/>东1西1战4南2北3剿3博2古3通1呃4今1。</text:p>
      <text:p text:style-name="P2">736.<text:tab/>周1文2王2访3姜1尚4周1室4大4振4，</text:p>
      <text:p text:style-name="P2">737.<text:tab/>俺3诸1（喏3）葛3怎3比3得2前2辈4呀1的5先1哪3生1。</text:p>
      <text:p text:style-name="P2">738.<text:tab/>闲2无2哇1事4在4敌2楼2哇1我3亮4（呃4）一<text:span text:style-name="T32">2</text:span>亮4琴2哪3音1，</text:p>
      <text:p text:style-name="P2">739.<text:tab/>我3面4前2缺1少3个4知1呃4音1的5人2。</text:p>
      <text:p text:style-name="P2">740.<text:tab/>我3本3是4卧4龙2岗3散4淡4（呐4）的5人2，</text:p>
      <text:p text:style-name="P2">741.<text:tab/>凭2阴1阳2如2反3掌3保3定4乾2坤1。</text:p>
      <text:p text:style-name="P2">742.<text:tab/>先1帝4（呀1）爷2下4南2阳2（呃4）御4驾4三1（呃4）请3，</text:p>
      <text:p text:style-name="P2">743.<text:tab/>算4就4了5汉4家1的5业4鼎3足2（呃4）三1分1。</text:p>
      <text:p text:style-name="P2">744.<text:tab/>官1封1到4武3乡1侯4（呃4）执2掌3帅4印4，</text:p>
      <text:p text:style-name="P2">745.<text:tab/>东1西1战4南2北3剿3博2古3（呃4）通1（哦2）今1。</text:p>
      <text:p text:style-name="P2">746.<text:tab/>周1文2王2访3姜1尚4周1室4大4振4，</text:p>
      <text:p text:style-name="P2">747.<text:tab/>我3诸1葛3怎3比3得2前2辈4（呃4）的5先1（呃4）生1。</text:p>
      <text:p text:style-name="P2">748.<text:tab/>闲2无2（呃4）事4在4敌2楼2（呃4）我3亮4一1亮4琴2（呢2）音1，</text:p>
      <text:p text:style-name="P2">749.<text:tab/>我3面4前2却4少3个4知1（呃4）音1的5人2。</text:p>
      <text:p text:style-name="P2">750.<text:tab/>我3主3爷2起3义4在4芒2<text:span text:style-name="T2">砀4</text:span>，</text:p>
      <text:p text:style-name="P2">751.<text:tab/>拔2剑4斩3蛇2天1下4扬2。</text:p>
      <text:p text:style-name="P2">752.<text:tab/>怀2王2也3曾2把3旨3降4，</text:p>
      <text:p text:style-name="P2"><text:soft-page-break/>753.<text:tab/>两3路4分1（呐4）兵1定4咸2阳2。</text:p>
      <text:p text:style-name="P2">754.<text:tab/>先1进4咸2阳2为2皇2上4，</text:p>
      <text:p text:style-name="P2">755.<text:tab/>后4进4咸2阳2扶2保3在4朝2纲1。</text:p>
      <text:p text:style-name="P2">756.<text:tab/>也3是4我3主3洪2福2广3，</text:p>
      <text:p text:style-name="P2">757.<text:tab/>一<text:span text:style-name="T33">2</text:span>路4上4得2遇4陆4贾3、郦4生1与3张1良2。</text:p>
      <text:p text:style-name="P2">758.<text:tab/>一<text:span text:style-name="T33">2</text:span>路4上4秋1毫2无2犯4军1威1壮4，</text:p>
      <text:p text:style-name="P2">759.<text:tab/>我3也3曾2约1法3定4过4三1章1。</text:p>
      <text:p text:style-name="P2">760.<text:tab/>项4羽3不4遵1怀2王2约1，</text:p>
      <text:p text:style-name="P2">761.<text:tab/>反3将1我3主3贬3汉4王2。</text:p>
      <text:p text:style-name="P2">762.<text:tab/>今1日4里3萧1何2荐4良2将1，</text:p>
      <text:p text:style-name="P2">763.<text:tab/>但4愿4得2言2听1计4从2重<text:span text:style-name="T33">2</text:span>整3汉4家1邦1、一<text:span text:style-name="T33">4</text:span>同2回2故4乡1。</text:p>
      <text:p text:style-name="P2">764.<text:tab/>撩2袍2端1带4我3把3金1殿4上4，</text:p>
      <text:p text:style-name="P2">765.<text:tab/>扬2尘2舞3蹈3见4大4王2。</text:p>
      <text:p text:style-name="P2">766.<text:tab/>一<text:span text:style-name="T33">2</text:span>事4无2成2两3鬓4斑1，</text:p>
      <text:p text:style-name="P2">767.<text:tab/>叹4光1明2一<text:span text:style-name="T33">2</text:span>去4不<text:span text:style-name="T33">4</text:span>回2还2（呐4）；</text:p>
      <text:p text:style-name="P2">768.<text:tab/>日4月4轮2流2催1晓3（哇1）箭4，</text:p>
      <text:p text:style-name="P2">769.<text:tab/>靠4山1绿4（哇1）水3常2在4面4前2。</text:p>
      <text:p text:style-name="P2">770.<text:tab/>恨4平2王2无2道4纲1常2乱4，</text:p>
      <text:p text:style-name="P2">771.<text:tab/>信4用4无2极2狗3奸1谗2。</text:p>
      <text:p text:style-name="P2">772.<text:tab/>他1害4我3满3门2（呐4）真1悲1惨3，</text:p>
      <text:p text:style-name="P2">773.<text:tab/>我3与3奸1贼2不<text:span text:style-name="T33">2</text:span>共4戴4天1！</text:p>
      <text:p text:style-name="P2">774.<text:tab/>实2指3（喏3）望4到4吴2国2借4兵1（呐4）转3，</text:p>
      <text:p text:style-name="P2">775.<text:tab/>行2至4在4昭1关1有3阻3拦2。</text:p>
      <text:p text:style-name="P2">776.<text:tab/>一<text:span text:style-name="T33">4</text:span>桩1桩1一<text:span text:style-name="T33">2</text:span>件4件4倶4已3办4就4，</text:p>
      <text:p text:style-name="P2">777.<text:tab/>请3先1生1到4江1边1即2刻4登1舟1。</text:p>
      <text:p text:style-name="P2">778.<text:tab/>张1公1道4三1十2五3六4（哇1）子<text:span text:style-name="T33">3</text:span>有3靠4，</text:p>
      <text:p text:style-name="P2">779.<text:tab/>陈2伯2愚2年2半4百3无2有3后4苗2。</text:p>
      <text:p text:style-name="P2">780.<text:tab/>为<text:span text:style-name="T33">4</text:span>（呀1）儿2（啼2）女3我3也3曾2朝<text:span text:style-name="T33">1</text:span>山1拜4庙4，</text:p>
      <text:p text:style-name="P2">781.<text:tab/>为<text:span text:style-name="T33">4</text:span>儿2（喏3）女3我3也3曾2补3路4修1桥2。</text:p>
      <text:p text:style-name="P2">782.<text:tab/>怕4将1（呃4）来2老3天1爷2无2（哇1）有3果3报4，</text:p>
      <text:p text:style-name="P2">783.<text:tab/>眼3睁1（呐4）睁1有3何2人2去4（呀1）把3纸3烧1。</text:p>
      <text:p text:style-name="P2">784.<text:tab/>这4一<text:span text:style-name="T33">4</text:span>封1（呃4）书1信4来2得2巧3，</text:p>
      <text:p text:style-name="P2">785.<text:tab/>天1助4黄2忠1成2功1劳2。</text:p>
      <text:p text:style-name="P2"><text:soft-page-break/>786.<text:tab/>站4立4在4营2门2三1军1叫4，</text:p>
      <text:p text:style-name="P2">787.<text:tab/>大4小3儿2郎2听1根1苗2，</text:p>
      <text:p text:style-name="P2">788.<text:tab/>头2通1（呃4）鼓3紧3战4袍2，</text:p>
      <text:p text:style-name="P2">789.<text:tab/>三1通1鼓3刀1出1鞘4四4通1（呃4）鼓3把3兵1交1。</text:p>
      <text:p text:style-name="P2">790.<text:tab/>向4前2各4各4有3赏3犒4，</text:p>
      <text:p text:style-name="P2">791.<text:tab/>退4后4的5项4上4吃1一<text:span text:style-name="T33">4</text:span>刀1。</text:p>
      <text:p text:style-name="P2">792.<text:tab/>三1军1与3（呀1）爷2归1营2号4，</text:p>
      <text:p text:style-name="P2">793.<text:tab/>到4明2天1午3时2三1刻4要4成2功1劳2。</text:p>
      <text:p text:style-name="P2">794.<text:tab/>自4从2千1岁4离2朝2后4，</text:p>
      <text:p text:style-name="P2">795.<text:tab/>满3朝2中1文2武3臣2泪4双1流2。</text:p>
      <text:p text:style-name="P2">796.<text:tab/>为<text:span text:style-name="T33">4</text:span>千1岁4懒3把3朝2房2走3，</text:p>
      <text:p text:style-name="P2">797.<text:tab/>为<text:span text:style-name="T33">4</text:span>千1岁4懒3观1五3凤4楼2。</text:p>
      <text:p text:style-name="P2">798.<text:tab/>山1高1路4远3少3来2问4候4，</text:p>
      <text:p text:style-name="P2">799.<text:tab/>望4千1岁4恕4学2生1礼3貌4不4周1。</text:p>
      <text:p text:style-name="P2">800.<text:tab/>自4古3道4吉2人2有3天1相<text:span text:style-name="T33">4</text:span>，</text:p>
      <text:p text:style-name="P2">801.<text:tab/>主3公1不<text:span text:style-name="T33">2</text:span>必4加1愁2肠2。</text:p>
      <text:p text:style-name="P2">802.<text:tab/>曾2记4得2当1年2赴4河2梁2，</text:p>
      <text:p text:style-name="P2">803.<text:tab/>二4将1军1保3架4过4长3江1。</text:p>
      <text:p text:style-name="P2">804.<text:tab/>今1日4主3公1把3宴4上4，</text:p>
      <text:p text:style-name="P2">805.<text:tab/>四4将1军1保3架4料4也3无2妨2。</text:p>
      <text:p text:style-name="P2">806.<text:tab/>忽1听1得2万4岁4宣1应<text:span text:style-name="T33">4</text:span>龙2，</text:p>
      <text:p text:style-name="P2">807.<text:tab/>在4朝2房2来2了<text:span text:style-name="T33">3</text:span>我3这4保3国2忠1。</text:p>
      <text:p text:style-name="P2">808.<text:tab/>那4一<text:span text:style-name="T33">2</text:span>日4打3从2大4街1进4，</text:p>
      <text:p text:style-name="P2">809.<text:tab/>偶3遇4见4小3小3的5顽2童2放4悲1声1，</text:p>
      <text:p text:style-name="P2">810.<text:tab/>我3问4顽2童2啼2哭1因1何2故4，</text:p>
      <text:p text:style-name="P2">811.<text:tab/>他1言2道4严2嵩1老3贼2害4他1的5举3家1一<text:span text:style-name="T33">4</text:span>满3门2。</text:p>
      <text:p text:style-name="P2">812.<text:tab/>我3劝4顽2童2你3休1流2泪4，免3悲1声1，邹1老3爷2就4是4尔3的5报4仇2人2。</text:p>
      <text:p text:style-name="P2">813.<text:tab/>站4立4在4殿4角3用4目4来2观1定4，</text:p>
      <text:p text:style-name="P2">814.<text:tab/>上4面4坐4的5是4有3道4君1，</text:p>
      <text:p text:style-name="P2">815.<text:tab/>那4一<text:span text:style-name="T34">4</text:span>旁2坐4的5就4是4严2阁2老3，</text:p>
      <text:p text:style-name="P2">816.<text:tab/>他1本3是4我3朝2中1上4欺1天1子<text:span text:style-name="T34">3</text:span>下4压1臣2谋2朝2篡4位4卖4国2的5奸1贼2他1名2叫4严2嵩1，</text:p>
      <text:p text:style-name="P2"><text:soft-page-break/>817.<text:tab/>我3本3当1金1（哪3）殿4奏4一<text:span text:style-name="T35">4</text:span>本3怎3奈4我3官1卑1职2小3不4能2够4参1大4臣2。</text:p>
      <text:p text:style-name="P2">818.<text:tab/>罢4、罢4、罢4，暂4且3忍3却4我3的5心1头2恨4，</text:p>
      <text:p text:style-name="P2">819.<text:tab/>在4品3级2台2（呀1）前2臣2见4君1。</text:p>
      <text:p text:style-name="P2">820.<text:tab/>昨2日4里3斩3八1将<text:span text:style-name="T35">4</text:span>头2挂4营2外4，</text:p>
      <text:p text:style-name="P2">821.<text:tab/>老3娘2亲1为<text:span text:style-name="T35">4</text:span>什2么5不4讲3情2来2？</text:p>
      <text:p text:style-name="P2">822.<text:tab/>今1日4里3斩3宗1保3娘2把3儿2怪4，</text:p>
      <text:p text:style-name="P2">823.<text:tab/>哭1啼2啼2坐4宝3帐4所3为<text:span text:style-name="T35">4</text:span>何2来2。</text:p>
      <text:p text:style-name="P2">824.<text:tab/>叫4焦1赞4将1宝3剑4悬2挂4帐4外4，</text:p>
      <text:p text:style-name="P2">825.<text:tab/>老3娘2亲1再4讲3情2儿2自4刎3头2来2。</text:p>
      <text:p text:style-name="P2">826.<text:tab/>Part 1</text:p>
      <text:p text:style-name="P2">827.<text:tab/>问4三1娘2发1雷2霆2却4是4为<text:span text:style-name="T35">4</text:span>何2？</text:p>
      <text:p text:style-name="P2">828.<text:tab/>Part 2</text:p>
      <text:p text:style-name="P2">829.<text:tab/>老3薛1保3你3不<text:span text:style-name="T35">2</text:span>必4苦3哀1告4，</text:p>
      <text:p text:style-name="P2">830.<text:tab/>背4转3身1来2哭1嚎2啕2。</text:p>
      <text:p text:style-name="P2">831.<text:tab/>实2指3望4教4训4他1终1身1有3靠4，</text:p>
      <text:p text:style-name="P2">832.<text:tab/>又4谁2知1平2白2的5闪3跌1一<text:span text:style-name="T35">4</text:span>跤1。</text:p>
      <text:p text:style-name="P2">833.<text:tab/>Part 1</text:p>
      <text:p text:style-name="P2">834.<text:tab/>登1台2拜4帅4是4韩2信4，</text:p>
      <text:p text:style-name="P2">835.<text:tab/>未4央1宫1斩3的5是4何2人2？</text:p>
      <text:p text:style-name="P2">836.<text:tab/>小3奴2才2真1个4不<text:span text:style-name="T36">2</text:span>孝4顺4，</text:p>
      <text:p text:style-name="P2">837.<text:tab/>仙1女3嫁4的5又4是4何2人2？</text:p>
      <text:p text:style-name="P2">838.<text:tab/>我3的5儿2说1话4言2不<text:span text:style-name="T36">2</text:span>逊4，</text:p>
      <text:p text:style-name="P2">839.<text:tab/>句4句4话4儿2伤1父4心1。</text:p>
      <text:p text:style-name="P2">840.<text:tab/>要4退4、要4退4、偏1要4退4！</text:p>
      <text:p text:style-name="P2">841.<text:tab/>Part 2</text:p>
      <text:p text:style-name="P2">842.<text:tab/>当1年2韩2信4与3苏1秦2，</text:p>
      <text:p text:style-name="P2">843.<text:tab/>都1是4安1邦1定4国2臣2，</text:p>
      <text:p text:style-name="P2">844.<text:tab/>淮2阴1漂1母3救4韩2信4，</text:p>
      <text:p text:style-name="P2">845.<text:tab/>登1台2拜4帅4天1下4闻2。</text:p>
      <text:p text:style-name="P2">846.<text:tab/>商1鞅1不<text:span text:style-name="T36">2</text:span>中<text:span text:style-name="T36">4</text:span>苏1季4子<text:span text:style-name="T36">3</text:span>，</text:p>
      <text:p text:style-name="P2">847.<text:tab/>在4六4国2封1相<text:span text:style-name="T36">4</text:span>人2上4人2。</text:p>
      <text:p text:style-name="P2">848.<text:tab/>未4央1宫1斩3的5是4韩2信4，</text:p>
      <text:p text:style-name="P2"><text:soft-page-break/>849.<text:tab/>难2道4说1文2官1他1就4不<text:span text:style-name="T36">2</text:span>丧<text:span text:style-name="T36">4</text:span>身1？</text:p>
      <text:p text:style-name="P2">850.<text:tab/>仙1女3配4的5是4董3永3，</text:p>
      <text:p text:style-name="P2">851.<text:tab/>大4孝4之1人2也3受4贫2。</text:p>
      <text:p text:style-name="P2">852.<text:tab/>非1是4女3儿2言2不4逊4，</text:p>
      <text:p text:style-name="P2">853.<text:tab/>爹1爹1为<text:span text:style-name="T36">4</text:span>何2你3要4退4婚1？</text:p>
      <text:p text:style-name="P2">854.<text:tab/>不4能2、不4能2、是4万4不4能2！</text:p>
      <text:p text:style-name="P2">855.<text:tab/>Part 1</text:p>
      <text:p text:style-name="P2">856.<text:tab/>苏1龙2魏4虎3为<text:span text:style-name="T36">4</text:span>媒2证4，</text:p>
      <text:p text:style-name="P2">857.<text:tab/>王2丞2相<text:span text:style-name="T36">4</text:span>是4我3的5主3婚1人2（哪3）。</text:p>
      <text:p text:style-name="P2">858.<text:tab/>他1三1人2与3我3有3仇2恨4，</text:p>
      <text:p text:style-name="P2">859.<text:tab/>咬3定4牙2关1他1就4不<text:span text:style-name="T36">2</text:span>认4承2。</text:p>
      <text:p text:style-name="P2">860.<text:tab/>西1凉2川1四4十2单1八1站4，</text:p>
      <text:p text:style-name="P2">861.<text:tab/>为2军1的5要4人2我3是4不<text:span text:style-name="T36">2</text:span>要4钱2。</text:p>
      <text:p text:style-name="P2">862.<text:tab/>大4嫂3说1话4礼3不4端1，</text:p>
      <text:p text:style-name="P2">863.<text:tab/>为2军1哪3怕4到4官1前2。</text:p>
      <text:p text:style-name="P2">864.<text:tab/>衙2里3衙2外4我3打3点3，</text:p>
      <text:p text:style-name="P2">865.<text:tab/>管3保3大4嫂3就4断4与3咱2。</text:p>
      <text:p text:style-name="P2">866.<text:tab/>好3一<text:span text:style-name="T36">2</text:span>个4贞1节2王2宝3钏<text:span text:style-name="T36">1</text:span>，</text:p>
      <text:p text:style-name="P2">867.<text:tab/>百3般1调4戏4也3枉3然2。</text:p>
      <text:p text:style-name="P2">868.<text:tab/>腰1中1取3出1银2一1<text:span text:style-name="T2">锭4</text:span>，</text:p>
      <text:p text:style-name="P2">869.<text:tab/>将1银2放4在4地4平2川1。</text:p>
      <text:p text:style-name="P2">870.<text:tab/>这4<text:span text:style-name="T2">锭4</text:span>银2、三1两3三1，</text:p>
      <text:p text:style-name="P2">871.<text:tab/>送4与3大4嫂3把3家1安1。</text:p>
      <text:p text:style-name="P2">872.<text:tab/>买3绫2罗2与3绸2缎4、打3首3饰4和2<text:span text:style-name="T2">簪1</text:span>环2，</text:p>
      <text:p text:style-name="P2">873.<text:tab/>我3与3你3露4水3的5夫1妻1就4过4几3年2（呐4）。</text:p>
      <text:p text:style-name="P2">874.<text:tab/>是4烈4女3就4该1在4家1院4，</text:p>
      <text:p text:style-name="P2">875.<text:tab/>为<text:span text:style-name="T36">4</text:span>何2来2在4大4道4边1。</text:p>
      <text:p text:style-name="P2">876.<text:tab/>为2军1起3下4不4良2的5意4呀1，</text:p>
      <text:p text:style-name="P2">877.<text:tab/>一<text:span text:style-name="T36">4</text:span>马3双1跨4到4西1凉2。</text:p>
      <text:p text:style-name="P2">878.<text:tab/>Part 2</text:p>
      <text:p text:style-name="P2">879.<text:tab/>提2起3了<text:span text:style-name="T36">3</text:span>旁2人2我3不4晓3，</text:p>
      <text:p text:style-name="P2">880.<text:tab/>苏1龙2魏4虎3是4内4亲1。</text:p>
      <text:p text:style-name="P2">881.<text:tab/>你3我3同2把3相<text:span text:style-name="T36">4</text:span>府3进4，</text:p>
      <text:p text:style-name="P2"><text:soft-page-break/>882.<text:tab/>三1人2对4面4（就4）说1分1明2。</text:p>
      <text:p text:style-name="P2">883.<text:tab/>我3父4在4朝2为2官1宦4，</text:p>
      <text:p text:style-name="P2">884.<text:tab/>府3内4金1银2堆1如2山1。</text:p>
      <text:p text:style-name="P2">885.<text:tab/>本3利4算4来2有3多1少3，</text:p>
      <text:p text:style-name="P2">886.<text:tab/>命4人2送4到4（那4）西1凉2川1。</text:p>
      <text:p text:style-name="P2">887.<text:tab/>我3进4相<text:span text:style-name="T37">4</text:span>府3对4父4言2，</text:p>
      <text:p text:style-name="P2">888.<text:tab/>家1人2小3厮1有3万4千1。</text:p>
      <text:p text:style-name="P2">889.<text:tab/>将1你3带4到4官1衙2内4，</text:p>
      <text:p text:style-name="P2">890.<text:tab/>打3板3子5、上4夹1棍4、丢1南2牢2、坐4监1禁4、管3叫4你3思1前2容2易4退4后4难2。</text:p>
      <text:p text:style-name="P2">891.<text:tab/>军1爷2说1话4理3不4端1，</text:p>
      <text:p text:style-name="P2">892.<text:tab/>欺1奴2犹2如2欺1了5天1。</text:p>
      <text:p text:style-name="P2">893.<text:tab/>西1凉2的5<text:span text:style-name="T2">鞑2</text:span>子5将1你3斩3，</text:p>
      <text:p text:style-name="P2">894.<text:tab/>妻1儿2老3小3与3奴2一<text:span text:style-name="T37">4</text:span>般1。</text:p>
      <text:p text:style-name="P2">895.<text:tab/>这4<text:span text:style-name="T2">锭4</text:span>银2子5奴2不<text:span text:style-name="T37">2</text:span>要4，</text:p>
      <text:p text:style-name="P2">896.<text:tab/>与3你3娘2做4一<text:span text:style-name="T37">2</text:span>个4安1家1钱2。</text:p>
      <text:p text:style-name="P2">897.<text:tab/>买3绫2罗2、做4衣1衫1、买3白2纸3、糊2白2幡1、打3首3饰4、做4妆1<text:span text:style-name="T2">奁2</text:span>，</text:p>
      <text:p text:style-name="P2">898.<text:tab/>落4得2个4孝4子<text:span text:style-name="T37">3</text:span>的5名2儿<text:span text:style-name="T37">5</text:span>在4那4天1下4传2。</text:p>
      <text:p text:style-name="P2">899.<text:tab/>Part 1</text:p>
      <text:p text:style-name="P2">900.<text:tab/>我3和2你3好3夫1妻1恩1德2不4浅3，</text:p>
      <text:p text:style-name="P2">901.<text:tab/>贤2公1主3又4何2必4过4于2谦1言2。</text:p>
      <text:p text:style-name="P2">902.<text:tab/>杨2廷2辉1有3一<text:span text:style-name="T37">2</text:span>日4愁2眉2得2展3，</text:p>
      <text:p text:style-name="P2">903.<text:tab/>誓4不<text:span text:style-name="T37">2</text:span>忘4贤2公1主3恩1重4如2山1。</text:p>
      <text:p text:style-name="P2">904.<text:tab/>非1是4我3这4几3日4愁2眉2不4展3，</text:p>
      <text:p text:style-name="P2">905.<text:tab/>有3一<text:span text:style-name="T37">4</text:span>桩1心1腹4事4不4敢3明2言2。</text:p>
      <text:p text:style-name="P2">906.<text:tab/>萧1天1佐3摆3天1门2两3国2交1战4，</text:p>
      <text:p text:style-name="P2">907.<text:tab/>我3的5娘2押1粮2草3来2到4北3番1。</text:p>
      <text:p text:style-name="P2">908.<text:tab/>我3有3心1回2宋4营2见4母3一<text:span text:style-name="T37">2</text:span>面4，</text:p>
      <text:p text:style-name="P2">909.<text:tab/>怎3奈4我3身1在4番1难2以3过4关1。</text:p>
      <text:p text:style-name="P2">910.<text:tab/>公1主3虽1然2不4阻3拦2，</text:p>
      <text:p text:style-name="P2">911.<text:tab/>无2有3令4箭4怎3过4关1。</text:p>
      <text:p text:style-name="P2">912.<text:tab/>公1主3赠4我3的5金1<text:span text:style-name="T2">鈚2</text:span>箭4，</text:p>
      <text:p text:style-name="P2">913.<text:tab/>见4母3一<text:span text:style-name="T37">2</text:span>面4即2刻4还2。</text:p>
      <text:p text:style-name="P2"><text:soft-page-break/>914.<text:tab/>宋4营2（哪3）虽1然2路4途2远3，</text:p>
      <text:p text:style-name="P2">915.<text:tab/>快4马3加1鞭1我3一<text:span text:style-name="T37">2</text:span>夜4还2。</text:p>
      <text:p text:style-name="P2">916.<text:tab/>公1主3叫4我3盟2誓4愿4，</text:p>
      <text:p text:style-name="P2">917.<text:tab/>将1身1跪4在4地4平2川1。</text:p>
      <text:p text:style-name="P2">918.<text:tab/>我3若4探4母3不4回2转3，</text:p>
      <text:p text:style-name="P2">919.<text:tab/>黄2沙1盖4脸3尸1骨2不4全2。</text:p>
      <text:p text:style-name="P2">920.<text:tab/>Part 2</text:p>
      <text:p text:style-name="P2">921.<text:tab/>讲3什2么5夫1妻1情2恩1德2不4浅3，</text:p>
      <text:p text:style-name="P2">922.<text:tab/>咱2与3你3隔2南2北3千1里3姻1缘2。</text:p>
      <text:p text:style-name="P2">923.<text:tab/>因1何2故4终1日4里3愁2眉2不4展3，</text:p>
      <text:p text:style-name="P2">924.<text:tab/>有3什2么5心1腹4事4你3只3管3明2言2。</text:p>
      <text:p text:style-name="P2">925.<text:tab/>你3那4里3休1得2要4巧3言2舌2辨4，</text:p>
      <text:p text:style-name="P2">926.<text:tab/>你3要4见4高1堂2母3我3不4阻3拦2。</text:p>
      <text:p text:style-name="P2">927.<text:tab/>有3心1赠4你3金1<text:span text:style-name="T2">鈚2</text:span>箭4，</text:p>
      <text:p text:style-name="P2">928.<text:tab/>怕4你3一<text:span text:style-name="T37">2</text:span>去4就4不4回2还2。</text:p>
      <text:p text:style-name="P2">929.<text:tab/>宋4营2离2此3路4途2远3，</text:p>
      <text:p text:style-name="P2">930.<text:tab/>一<text:span text:style-name="T37">2</text:span>夜4之1间1你3怎3能2回2还2。</text:p>
      <text:p text:style-name="P2">931.<text:tab/>适4才2叫4咱2盟2誓4愿4，</text:p>
      <text:p text:style-name="P2">932.<text:tab/>你3也3对4苍1天1就4表3一<text:span text:style-name="T37">4</text:span>番1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7:48:02.231000000</meta:creation-date>
    <dc:date>2017-03-20T17:35:19.285000000</dc:date>
    <meta:editing-duration>PT2H18M21S</meta:editing-duration>
    <meta:editing-cycles>24</meta:editing-cycles>
    <meta:generator>LibreOffice/5.2.5.1$Windows_x86 LibreOffice_project/0312e1a284a7d50ca85a365c316c7abbf20a4d22</meta:generator>
    <meta:print-date>2017-03-09T18:09:16.958000000</meta:print-date>
    <meta:document-statistic meta:table-count="0" meta:image-count="0" meta:object-count="0" meta:page-count="29" meta:paragraph-count="934" meta:word-count="19544" meta:character-count="23217" meta:non-whitespace-character-count="22272"/>
  </office:meta>
</office:document-meta>
</file>